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">
      <style:table-cell-properties style:vertical-align="automatic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3">
      <style:text-properties style:font-name="Cambria" style:font-name-asian="Cambria" style:font-name-complex="Cambria" style:font-family-generic="roman"/>
    </style:style>
    <style:style style:name="ce11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153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3.746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8233333333333cm"/>
    </style:style>
    <style:style style:name="co8" style:family="table-column">
      <style:table-column-properties fo:break-before="auto" style:column-width="2.89983333333333cm"/>
    </style:style>
    <style:style style:name="co9" style:family="table-column">
      <style:table-column-properties fo:break-before="auto" style:column-width="3.640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conomic_Growth_and_CO2_Emissio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conomic Growth and CO2 Emission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 text:c="4"/>Is it the price of gross domestic product (GDP) growth?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<text:s text:c="8"/>Total 10 countries are selected to be comparison.</text:p>
          </table:table-cell>
          <table:table-cell table:number-columns-repeated="16383"/>
        </table:table-row>
        <table:table-row table:number-rows-repeated="2" table:style-name="ro4">
          <table:table-cell table:number-columns-repeated="16384"/>
        </table:table-row>
        <table:table-row table:style-name="ro3">
          <table:table-cell office:value-type="string" table:style-name="ce4">
            <text:p>Figure 1. Economic trend.</text:p>
            <draw:frame draw:z-index="1" draw:id="id0" draw:style-name="a0" draw:name="Chart 1" svg:x="0in" svg:y="0.18736in" svg:width="10.91611in" svg:height="6.20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0" table:style-name="ro4">
          <table:table-cell table:number-columns-repeated="16384"/>
        </table:table-row>
        <table:table-row table:style-name="ro5">
          <table:table-cell office:value-type="string" table:style-name="ce4">
            <text:p>This diagram indicates economic trends are growth in a long term view for most of countries. Especially The United States and China.</text:p>
          </table:table-cell>
          <table:table-cell table:number-columns-repeated="16383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office:value-type="string" table:style-name="ce4">
            <text:p>Figure 2. GDP percentage rate in selected countries.</text:p>
            <draw:frame draw:z-index="2" draw:id="id1" draw:style-name="a1" draw:name="Chart 2" svg:x="0in" svg:y="0.19806in" svg:width="10.91611in" svg:height="6.0311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9" table:style-name="ro4">
          <table:table-cell table:number-columns-repeated="16384"/>
        </table:table-row>
        <table:table-row table:style-name="ro5">
          <table:table-cell office:value-type="string" table:style-name="ce4">
            <text:p>This diagram presents the United States dominates the world economic from 1990. China has a significate economic growth rate from year 1995.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ontraryto China, Japan economic has a long term recession since 1995.</text:p>
          </table:table-cell>
          <table:table-cell table:number-columns-repeated="16383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office:value-type="string" table:style-name="ce4">
            <text:p>Figure 3. The Carbon Dioxide (CO2) emissions trend between countries.</text:p>
            <draw:frame draw:z-index="3" draw:id="id2" draw:style-name="a2" draw:name="Chart 3" svg:x="0in" svg:y="0.18736in" svg:width="10.91611in" svg:height="6.239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0" table:style-name="ro4">
          <table:table-cell table:number-columns-repeated="16384"/>
        </table:table-row>
        <table:table-row table:style-name="ro5">
          <table:table-cell office:value-type="string" table:style-name="ce4">
            <text:p>The Carbon Dioxide (CO2) Emissions are growth every year, <text:s/>especially China in recently years.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The major contributers of CO2 emissions come from the United State and China.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The diagram shows the CO2 emissions significantly impacts to the environment and we have to stop the trend to save the earth.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Data Source:</text:p>
          </table:table-cell>
          <table:table-cell table:number-columns-repeated="16383"/>
        </table:table-row>
        <table:table-row table:style-name="ro4">
          <table:table-cell office:value-type="string" table:style-name="ce11">
            <text:p><text:a xlink:href="http://data.un.org/Data.aspx?d=SNAAMA&amp;f=grID%3a101%3bcurrID%3aUSD%3bpcFlag%3a0%3bitID%3a9">Gross Domastic Product - National Accounts Estimates of Main Aggregates by United Nations Statistics Division</text:a></text:p>
          </table:table-cell>
          <table:table-cell table:number-columns-repeated="16383"/>
        </table:table-row>
        <table:table-row table:style-name="ro4">
          <table:table-cell office:value-type="string" table:style-name="ce11">
            <text:p><text:a xlink:href="http://data.un.org/Data.aspx?q=CO2&amp;d=MDG&amp;f=seriesRowID%3a749#MDG">Carbon dioxide emissions (CO2) - Millennium Development Goals Database by United Nations Statistics Division</text:a></text:p>
          </table:table-cell>
          <table:table-cell table:number-columns-repeated="16383"/>
        </table:table-row>
        <table:table-row table:number-rows-repeated="1048463" table:style-name="ro4">
          <table:table-cell table:number-columns-repeated="16384"/>
        </table:table-row>
      </table:table>
      <table:table table:name="GDP" table:style-name="ta1"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1" table:number-columns-repeated="1008" table:default-cell-style-name="ce1"/>
        <table:table-column table:style-name="co2" table:number-columns-repeated="15360" table:default-cell-style-name="ce1"/>
        <table:table-row table:style-name="ro6">
          <table:table-cell office:value-type="string" table:style-name="ce5">
            <text:p>Year</text:p>
          </table:table-cell>
          <table:table-cell table:style-name="ce5"/>
          <table:table-cell office:value-type="string" table:style-name="ce5">
            <text:p>Brazil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United Kingdom</text:p>
          </table:table-cell>
          <table:table-cell office:value-type="string" table:style-name="ce5">
            <text:p>United States</text:p>
          </table:table-cell>
          <table:table-cell table:number-columns-repeated="16372"/>
        </table:table-row>
        <table:table-row table:style-name="ro6">
          <table:table-cell office:value-type="float" office:value="2015" table:style-name="ce6">
            <text:p>2015</text:p>
          </table:table-cell>
          <table:table-cell table:style-name="ce7"/>
          <table:table-cell office:value-type="float" office:value="1772591279860.0801" table:style-name="ce7">
            <text:p>1,772,591,279,860</text:p>
          </table:table-cell>
          <table:table-cell office:value-type="float" office:value="1552807652015.3701" table:style-name="ce8">
            <text:p>1,552,807,652,015</text:p>
          </table:table-cell>
          <table:table-cell office:value-type="float" office:value="11158456654222.199" table:style-name="ce8">
            <text:p>11,158,456,654,222</text:p>
          </table:table-cell>
          <table:table-cell office:value-type="float" office:value="2418945624440.79" table:style-name="ce8">
            <text:p>2,418,945,624,441</text:p>
          </table:table-cell>
          <table:table-cell office:value-type="float" office:value="3363599907529.7798" table:style-name="ce8">
            <text:p>3,363,599,907,530</text:p>
          </table:table-cell>
          <table:table-cell office:value-type="float" office:value="2116239205776.71" table:style-name="ce8">
            <text:p>2,116,239,205,777</text:p>
          </table:table-cell>
          <table:table-cell office:value-type="float" office:value="4383076298081.8599" table:style-name="ce8">
            <text:p>4,383,076,298,082</text:p>
          </table:table-cell>
          <table:table-cell office:value-type="float" office:value="1326016015642.27" table:style-name="ce8">
            <text:p>1,326,016,015,642</text:p>
          </table:table-cell>
          <table:table-cell office:value-type="float" office:value="2858003087965.6899" table:style-name="ce8">
            <text:p>2,858,003,087,966</text:p>
          </table:table-cell>
          <table:table-cell office:value-type="float" office:value="18036648000000" table:style-name="ce7">
            <text:p>18,036,648,000,000</text:p>
          </table:table-cell>
          <table:table-cell table:number-columns-repeated="16372"/>
        </table:table-row>
        <table:table-row table:style-name="ro6">
          <table:table-cell office:value-type="float" office:value="2014" table:style-name="ce6">
            <text:p>2014</text:p>
          </table:table-cell>
          <table:table-cell table:style-name="ce7"/>
          <table:table-cell office:value-type="float" office:value="1772591279860.0801" table:style-name="ce7">
            <text:p>1,772,591,279,860</text:p>
          </table:table-cell>
          <table:table-cell office:value-type="float" office:value="1792883225804.3799" table:style-name="ce8">
            <text:p>1,792,883,225,804</text:p>
          </table:table-cell>
          <table:table-cell office:value-type="float" office:value="10534526618924.6" table:style-name="ce8">
            <text:p>10,534,526,618,925</text:p>
          </table:table-cell>
          <table:table-cell office:value-type="float" office:value="2839162443235.1401" table:style-name="ce8">
            <text:p>2,839,162,443,235</text:p>
          </table:table-cell>
          <table:table-cell office:value-type="float" office:value="3879276587198.9102" table:style-name="ce8">
            <text:p>3,879,276,587,199</text:p>
          </table:table-cell>
          <table:table-cell office:value-type="float" office:value="2046256624472.79" table:style-name="ce8">
            <text:p>2,046,256,624,473</text:p>
          </table:table-cell>
          <table:table-cell office:value-type="float" office:value="4848733415523.5303" table:style-name="ce8">
            <text:p>4,848,733,415,524</text:p>
          </table:table-cell>
          <table:table-cell office:value-type="float" office:value="2030972934892.28" table:style-name="ce8">
            <text:p>2,030,972,934,892</text:p>
          </table:table-cell>
          <table:table-cell office:value-type="float" office:value="2998833559195.71" table:style-name="ce8">
            <text:p>2,998,833,559,196</text:p>
          </table:table-cell>
          <table:table-cell office:value-type="float" office:value="17393103000000" table:style-name="ce8">
            <text:p>17,393,103,000,000</text:p>
          </table:table-cell>
          <table:table-cell table:number-columns-repeated="16372"/>
        </table:table-row>
        <table:table-row table:style-name="ro6">
          <table:table-cell office:value-type="float" office:value="2013" table:style-name="ce6">
            <text:p>2013</text:p>
          </table:table-cell>
          <table:table-cell table:style-name="ce8"/>
          <table:table-cell office:value-type="float" office:value="2465786257903.7798" table:style-name="ce8">
            <text:p>2,465,786,257,904</text:p>
          </table:table-cell>
          <table:table-cell office:value-type="float" office:value="1842627034764.6101" table:style-name="ce8">
            <text:p>1,842,627,034,765</text:p>
          </table:table-cell>
          <table:table-cell office:value-type="float" office:value="9635025555466.8398" table:style-name="ce8">
            <text:p>9,635,025,555,467</text:p>
          </table:table-cell>
          <table:table-cell office:value-type="float" office:value="2808511203185.3901" table:style-name="ce8">
            <text:p>2,808,511,203,185</text:p>
          </table:table-cell>
          <table:table-cell office:value-type="float" office:value="3752513503278.4102" table:style-name="ce8">
            <text:p>3,752,513,503,278</text:p>
          </table:table-cell>
          <table:table-cell office:value-type="float" office:value="1923750678535.8601" table:style-name="ce8">
            <text:p>1,923,750,678,536</text:p>
          </table:table-cell>
          <table:table-cell office:value-type="float" office:value="5155717056270.8301" table:style-name="ce8">
            <text:p>5,155,717,056,271</text:p>
          </table:table-cell>
          <table:table-cell office:value-type="float" office:value="2230625004655.77" table:style-name="ce8">
            <text:p>2,230,625,004,656</text:p>
          </table:table-cell>
          <table:table-cell office:value-type="float" office:value="2719509472492.7002" table:style-name="ce8">
            <text:p>2,719,509,472,493</text:p>
          </table:table-cell>
          <table:table-cell office:value-type="float" office:value="16691517000000" table:style-name="ce8">
            <text:p>16,691,517,000,000</text:p>
          </table:table-cell>
          <table:table-cell table:number-columns-repeated="16372"/>
        </table:table-row>
        <table:table-row table:style-name="ro6">
          <table:table-cell office:value-type="float" office:value="2012" table:style-name="ce6">
            <text:p>2012</text:p>
          </table:table-cell>
          <table:table-cell table:style-name="ce8"/>
          <table:table-cell office:value-type="float" office:value="2460698499082.4399" table:style-name="ce8">
            <text:p>2,460,698,499,082</text:p>
          </table:table-cell>
          <table:table-cell office:value-type="float" office:value="1824288757447.5701" table:style-name="ce8">
            <text:p>1,824,288,757,448</text:p>
          </table:table-cell>
          <table:table-cell office:value-type="float" office:value="8570348155604.4697" table:style-name="ce8">
            <text:p>8,570,348,155,604</text:p>
          </table:table-cell>
          <table:table-cell office:value-type="float" office:value="2681416108537.3901" table:style-name="ce8">
            <text:p>2,681,416,108,537</text:p>
          </table:table-cell>
          <table:table-cell office:value-type="float" office:value="3543983909148.0098" table:style-name="ce8">
            <text:p>3,543,983,909,148</text:p>
          </table:table-cell>
          <table:table-cell office:value-type="float" office:value="1862249165205.8501" table:style-name="ce8">
            <text:p>1,862,249,165,206</text:p>
          </table:table-cell>
          <table:table-cell office:value-type="float" office:value="6203213121334.1201" table:style-name="ce8">
            <text:p>6,203,213,121,334</text:p>
          </table:table-cell>
          <table:table-cell office:value-type="float" office:value="2170143623037.0901" table:style-name="ce8">
            <text:p>2,170,143,623,037</text:p>
          </table:table-cell>
          <table:table-cell office:value-type="float" office:value="2646002634059.6201" table:style-name="ce8">
            <text:p>2,646,002,634,060</text:p>
          </table:table-cell>
          <table:table-cell office:value-type="float" office:value="16155254800000" table:style-name="ce8">
            <text:p>16,155,254,800,000</text:p>
          </table:table-cell>
          <table:table-cell table:number-columns-repeated="16372"/>
        </table:table-row>
        <table:table-row table:style-name="ro6">
          <table:table-cell office:value-type="float" office:value="2011" table:style-name="ce6">
            <text:p>2011</text:p>
          </table:table-cell>
          <table:table-cell table:style-name="ce8"/>
          <table:table-cell office:value-type="float" office:value="2614528227265.6401" table:style-name="ce8">
            <text:p>2,614,528,227,266</text:p>
          </table:table-cell>
          <table:table-cell office:value-type="float" office:value="1788646895467.6799" table:style-name="ce8">
            <text:p>1,788,646,895,468</text:p>
          </table:table-cell>
          <table:table-cell office:value-type="float" office:value="7522103366971.7402" table:style-name="ce8">
            <text:p>7,522,103,366,972</text:p>
          </table:table-cell>
          <table:table-cell office:value-type="float" office:value="2862680142625.1401" table:style-name="ce8">
            <text:p>2,862,680,142,625</text:p>
          </table:table-cell>
          <table:table-cell office:value-type="float" office:value="3757698281117.5498" table:style-name="ce8">
            <text:p>3,757,698,281,118</text:p>
          </table:table-cell>
          <table:table-cell office:value-type="float" office:value="1871855970448.55" table:style-name="ce8">
            <text:p>1,871,855,970,449</text:p>
          </table:table-cell>
          <table:table-cell office:value-type="float" office:value="6157459594823.7197" table:style-name="ce8">
            <text:p>6,157,459,594,824</text:p>
          </table:table-cell>
          <table:table-cell office:value-type="float" office:value="2031768558635.26" table:style-name="ce8">
            <text:p>2,031,768,558,635</text:p>
          </table:table-cell>
          <table:table-cell office:value-type="float" office:value="2608824654243.5898" table:style-name="ce8">
            <text:p>2,608,824,654,244</text:p>
          </table:table-cell>
          <table:table-cell office:value-type="float" office:value="15517926000000" table:style-name="ce8">
            <text:p>15,517,926,000,000</text:p>
          </table:table-cell>
          <table:table-cell table:number-columns-repeated="16372"/>
        </table:table-row>
        <table:table-row table:style-name="ro6">
          <table:table-cell office:value-type="float" office:value="2010" table:style-name="ce6">
            <text:p>2010</text:p>
          </table:table-cell>
          <table:table-cell table:style-name="ce8"/>
          <table:table-cell office:value-type="float" office:value="2208838108593.1899" table:style-name="ce8">
            <text:p>2,208,838,108,593</text:p>
          </table:table-cell>
          <table:table-cell office:value-type="float" office:value="1613463452090.76" table:style-name="ce8">
            <text:p>1,613,463,452,091</text:p>
          </table:table-cell>
          <table:table-cell office:value-type="float" office:value="6066351252193.7695" table:style-name="ce8">
            <text:p>6,066,351,252,194</text:p>
          </table:table-cell>
          <table:table-cell office:value-type="float" office:value="2646837111794.7798" table:style-name="ce8">
            <text:p>2,646,837,111,795</text:p>
          </table:table-cell>
          <table:table-cell office:value-type="float" office:value="3417094562648.9502" table:style-name="ce8">
            <text:p>3,417,094,562,649</text:p>
          </table:table-cell>
          <table:table-cell office:value-type="float" office:value="1650634716715.52" table:style-name="ce8">
            <text:p>1,650,634,716,716</text:p>
          </table:table-cell>
          <table:table-cell office:value-type="float" office:value="5700098114744.4102" table:style-name="ce8">
            <text:p>5,700,098,114,744</text:p>
          </table:table-cell>
          <table:table-cell office:value-type="float" office:value="1524916698233.3101" table:style-name="ce8">
            <text:p>1,524,916,698,233</text:p>
          </table:table-cell>
          <table:table-cell office:value-type="float" office:value="2429680444512.6099" table:style-name="ce8">
            <text:p>2,429,680,444,513</text:p>
          </table:table-cell>
          <table:table-cell office:value-type="float" office:value="14964372000000" table:style-name="ce8">
            <text:p>14,964,372,000,000</text:p>
          </table:table-cell>
          <table:table-cell table:number-columns-repeated="16372"/>
        </table:table-row>
        <table:table-row table:style-name="ro6">
          <table:table-cell office:value-type="float" office:value="2009" table:style-name="ce6">
            <text:p>2009</text:p>
          </table:table-cell>
          <table:table-cell table:style-name="ce8"/>
          <table:table-cell office:value-type="float" office:value="1666996294335.76" table:style-name="ce8">
            <text:p>1,666,996,294,336</text:p>
          </table:table-cell>
          <table:table-cell office:value-type="float" office:value="1371152337343.05" table:style-name="ce8">
            <text:p>1,371,152,337,343</text:p>
          </table:table-cell>
          <table:table-cell office:value-type="float" office:value="5121680444415.5801" table:style-name="ce8">
            <text:p>5,121,680,444,416</text:p>
          </table:table-cell>
          <table:table-cell office:value-type="float" office:value="2693665189295.46" table:style-name="ce8">
            <text:p>2,693,665,189,295</text:p>
          </table:table-cell>
          <table:table-cell office:value-type="float" office:value="3417799117759.0698" table:style-name="ce8">
            <text:p>3,417,799,117,759</text:p>
          </table:table-cell>
          <table:table-cell office:value-type="float" office:value="1297597246412.3201" table:style-name="ce8">
            <text:p>1,297,597,246,412</text:p>
          </table:table-cell>
          <table:table-cell office:value-type="float" office:value="5231383284722.8604" table:style-name="ce8">
            <text:p>5,231,383,284,723</text:p>
          </table:table-cell>
          <table:table-cell office:value-type="float" office:value="1222645887207.9299" table:style-name="ce8">
            <text:p>1,222,645,887,208</text:p>
          </table:table-cell>
          <table:table-cell office:value-type="float" office:value="2367056242750.5" table:style-name="ce8">
            <text:p>2,367,056,242,751</text:p>
          </table:table-cell>
          <table:table-cell office:value-type="float" office:value="14418739000000" table:style-name="ce8">
            <text:p>14,418,739,000,000</text:p>
          </table:table-cell>
          <table:table-cell table:number-columns-repeated="16372"/>
        </table:table-row>
        <table:table-row table:style-name="ro6">
          <table:table-cell office:value-type="float" office:value="2008" table:style-name="ce6">
            <text:p>2008</text:p>
          </table:table-cell>
          <table:table-cell table:style-name="ce8"/>
          <table:table-cell office:value-type="float" office:value="1695855391841.5601" table:style-name="ce8">
            <text:p>1,695,855,391,842</text:p>
          </table:table-cell>
          <table:table-cell office:value-type="float" office:value="1549073136902.0801" table:style-name="ce8">
            <text:p>1,549,073,136,902</text:p>
          </table:table-cell>
          <table:table-cell office:value-type="float" office:value="4604283850615.7002" table:style-name="ce8">
            <text:p>4,604,283,850,616</text:p>
          </table:table-cell>
          <table:table-cell office:value-type="float" office:value="2923573946917.0298" table:style-name="ce8">
            <text:p>2,923,573,946,917</text:p>
          </table:table-cell>
          <table:table-cell office:value-type="float" office:value="3752504608450.1499" table:style-name="ce8">
            <text:p>3,752,504,608,450</text:p>
          </table:table-cell>
          <table:table-cell office:value-type="float" office:value="1254802704031.46" table:style-name="ce8">
            <text:p>1,254,802,704,031</text:p>
          </table:table-cell>
          <table:table-cell office:value-type="float" office:value="5037908759111.5098" table:style-name="ce8">
            <text:p>5,037,908,759,112</text:p>
          </table:table-cell>
          <table:table-cell office:value-type="float" office:value="1660848058304.3201" table:style-name="ce8">
            <text:p>1,660,848,058,304</text:p>
          </table:table-cell>
          <table:table-cell office:value-type="float" office:value="2875641641370.21" table:style-name="ce8">
            <text:p>2,875,641,641,370</text:p>
          </table:table-cell>
          <table:table-cell office:value-type="float" office:value="14718582000000" table:style-name="ce8">
            <text:p>14,718,582,000,000</text:p>
          </table:table-cell>
          <table:table-cell table:number-columns-repeated="16372"/>
        </table:table-row>
        <table:table-row table:style-name="ro6">
          <table:table-cell office:value-type="float" office:value="2007" table:style-name="ce6">
            <text:p>2007</text:p>
          </table:table-cell>
          <table:table-cell table:style-name="ce8"/>
          <table:table-cell office:value-type="float" office:value="1397114247307.0901" table:style-name="ce8">
            <text:p>1,397,114,247,307</text:p>
          </table:table-cell>
          <table:table-cell office:value-type="float" office:value="1464978326799.4299" table:style-name="ce8">
            <text:p>1,464,978,326,799</text:p>
          </table:table-cell>
          <table:table-cell office:value-type="float" office:value="3571451058539.6802" table:style-name="ce8">
            <text:p>3,571,451,058,540</text:p>
          </table:table-cell>
          <table:table-cell office:value-type="float" office:value="2662975825905.46" table:style-name="ce8">
            <text:p>2,662,975,825,905</text:p>
          </table:table-cell>
          <table:table-cell office:value-type="float" office:value="3439776907153" table:style-name="ce8">
            <text:p>3,439,776,907,153</text:p>
          </table:table-cell>
          <table:table-cell office:value-type="float" office:value="1169473124316.52" table:style-name="ce8">
            <text:p>1,169,473,124,317</text:p>
          </table:table-cell>
          <table:table-cell office:value-type="float" office:value="4515263396033.3896" table:style-name="ce8">
            <text:p>4,515,263,396,033</text:p>
          </table:table-cell>
          <table:table-cell office:value-type="float" office:value="1299703459800.8201" table:style-name="ce8">
            <text:p>1,299,703,459,801</text:p>
          </table:table-cell>
          <table:table-cell office:value-type="float" office:value="3063178851675.6001" table:style-name="ce8">
            <text:p>3,063,178,851,676</text:p>
          </table:table-cell>
          <table:table-cell office:value-type="float" office:value="14477635000000" table:style-name="ce8">
            <text:p>14,477,635,000,000</text:p>
          </table:table-cell>
          <table:table-cell table:number-columns-repeated="16372"/>
        </table:table-row>
        <table:table-row table:style-name="ro6">
          <table:table-cell office:value-type="float" office:value="2006" table:style-name="ce6">
            <text:p>2006</text:p>
          </table:table-cell>
          <table:table-cell table:style-name="ce8"/>
          <table:table-cell office:value-type="float" office:value="1107626711423.5701" table:style-name="ce8">
            <text:p>1,107,626,711,424</text:p>
          </table:table-cell>
          <table:table-cell office:value-type="float" office:value="1315457716369.53" table:style-name="ce8">
            <text:p>1,315,457,716,370</text:p>
          </table:table-cell>
          <table:table-cell office:value-type="float" office:value="2774292479007.9102" table:style-name="ce8">
            <text:p>2,774,292,479,008</text:p>
          </table:table-cell>
          <table:table-cell office:value-type="float" office:value="2324892820068.3901" table:style-name="ce8">
            <text:p>2,324,892,820,068</text:p>
          </table:table-cell>
          <table:table-cell office:value-type="float" office:value="3002292568544.4502" table:style-name="ce8">
            <text:p>3,002,292,568,544</text:p>
          </table:table-cell>
          <table:table-cell office:value-type="float" office:value="919117917119.71704" table:style-name="ce8">
            <text:p>919,117,917,120</text:p>
          </table:table-cell>
          <table:table-cell office:value-type="float" office:value="4530376770501.6699" table:style-name="ce8">
            <text:p>4,530,376,770,502</text:p>
          </table:table-cell>
          <table:table-cell office:value-type="float" office:value="989932059220.66602" table:style-name="ce8">
            <text:p>989,932,059,221</text:p>
          </table:table-cell>
          <table:table-cell office:value-type="float" office:value="2678343534953.3301" table:style-name="ce8">
            <text:p>2,678,343,534,953</text:p>
          </table:table-cell>
          <table:table-cell office:value-type="float" office:value="13855888000000" table:style-name="ce8">
            <text:p>13,855,888,000,000</text:p>
          </table:table-cell>
          <table:table-cell table:number-columns-repeated="16372"/>
        </table:table-row>
        <table:table-row table:style-name="ro6">
          <table:table-cell office:value-type="float" office:value="2005" table:style-name="ce6">
            <text:p>2005</text:p>
          </table:table-cell>
          <table:table-cell table:style-name="ce8"/>
          <table:table-cell office:value-type="float" office:value="891633826591.64197" table:style-name="ce8">
            <text:p>891,633,826,592</text:p>
          </table:table-cell>
          <table:table-cell office:value-type="float" office:value="1169393363390.54" table:style-name="ce8">
            <text:p>1,169,393,363,391</text:p>
          </table:table-cell>
          <table:table-cell office:value-type="float" office:value="2308800205020.1499" table:style-name="ce8">
            <text:p>2,308,800,205,020</text:p>
          </table:table-cell>
          <table:table-cell office:value-type="float" office:value="2203623837238.2202" table:style-name="ce8">
            <text:p>2,203,623,837,238</text:p>
          </table:table-cell>
          <table:table-cell office:value-type="float" office:value="2861339103616.3799" table:style-name="ce8">
            <text:p>2,861,339,103,616</text:p>
          </table:table-cell>
          <table:table-cell office:value-type="float" office:value="812058878296.099" table:style-name="ce8">
            <text:p>812,058,878,296</text:p>
          </table:table-cell>
          <table:table-cell office:value-type="float" office:value="4755410127548.9502" table:style-name="ce8">
            <text:p>4,755,410,127,549</text:p>
          </table:table-cell>
          <table:table-cell office:value-type="float" office:value="764015982496.63196" table:style-name="ce8">
            <text:p>764,015,982,497</text:p>
          </table:table-cell>
          <table:table-cell office:value-type="float" office:value="2508111236700.7202" table:style-name="ce8">
            <text:p>2,508,111,236,701</text:p>
          </table:table-cell>
          <table:table-cell office:value-type="float" office:value="13093726000000" table:style-name="ce8">
            <text:p>13,093,726,000,000</text:p>
          </table:table-cell>
          <table:table-cell table:number-columns-repeated="16372"/>
        </table:table-row>
        <table:table-row table:style-name="ro6">
          <table:table-cell office:value-type="float" office:value="2004" table:style-name="ce6">
            <text:p>2004</text:p>
          </table:table-cell>
          <table:table-cell table:style-name="ce8"/>
          <table:table-cell office:value-type="float" office:value="669289321941.03296" table:style-name="ce8">
            <text:p>669,289,321,941</text:p>
          </table:table-cell>
          <table:table-cell office:value-type="float" office:value="1023180929309.91" table:style-name="ce8">
            <text:p>1,023,180,929,310</text:p>
          </table:table-cell>
          <table:table-cell office:value-type="float" office:value="1966244002689.8501" table:style-name="ce8">
            <text:p>1,966,244,002,690</text:p>
          </table:table-cell>
          <table:table-cell office:value-type="float" office:value="2124204553215" table:style-name="ce8">
            <text:p>2,124,204,553,215</text:p>
          </table:table-cell>
          <table:table-cell office:value-type="float" office:value="2819367615925.7002" table:style-name="ce8">
            <text:p>2,819,367,615,926</text:p>
          </table:table-cell>
          <table:table-cell office:value-type="float" office:value="693726290422.02502" table:style-name="ce8">
            <text:p>693,726,290,422</text:p>
          </table:table-cell>
          <table:table-cell office:value-type="float" office:value="4815168028753.1797" table:style-name="ce8">
            <text:p>4,815,168,028,753</text:p>
          </table:table-cell>
          <table:table-cell office:value-type="float" office:value="590939943075.91101" table:style-name="ce8">
            <text:p>590,939,943,076</text:p>
          </table:table-cell>
          <table:table-cell office:value-type="float" office:value="2389091508293.9702" table:style-name="ce8">
            <text:p>2,389,091,508,294</text:p>
          </table:table-cell>
          <table:table-cell office:value-type="float" office:value="12274928000000" table:style-name="ce8">
            <text:p>12,274,928,000,000</text:p>
          </table:table-cell>
          <table:table-cell table:number-columns-repeated="16372"/>
        </table:table-row>
        <table:table-row table:style-name="ro6">
          <table:table-cell office:value-type="float" office:value="2003" table:style-name="ce6">
            <text:p>2003</text:p>
          </table:table-cell>
          <table:table-cell table:style-name="ce8"/>
          <table:table-cell office:value-type="float" office:value="558922146818.41895" table:style-name="ce8">
            <text:p>558,922,146,818</text:p>
          </table:table-cell>
          <table:table-cell office:value-type="float" office:value="892411771633.45105" table:style-name="ce8">
            <text:p>892,411,771,633</text:p>
          </table:table-cell>
          <table:table-cell office:value-type="float" office:value="1671065449752.3501" table:style-name="ce8">
            <text:p>1,671,065,449,752</text:p>
          </table:table-cell>
          <table:table-cell office:value-type="float" office:value="1848052887351.03" table:style-name="ce8">
            <text:p>1,848,052,887,351</text:p>
          </table:table-cell>
          <table:table-cell office:value-type="float" office:value="2505637009859.48" table:style-name="ce8">
            <text:p>2,505,637,009,859</text:p>
          </table:table-cell>
          <table:table-cell office:value-type="float" office:value="573369816662.547" table:style-name="ce8">
            <text:p>573,369,816,663</text:p>
          </table:table-cell>
          <table:table-cell office:value-type="float" office:value="4445659445309.5703" table:style-name="ce8">
            <text:p>4,445,659,445,310</text:p>
          </table:table-cell>
          <table:table-cell office:value-type="float" office:value="430347420196.02802" table:style-name="ce8">
            <text:p>430,347,420,196</text:p>
          </table:table-cell>
          <table:table-cell office:value-type="float" office:value="2028579242333.3301" table:style-name="ce8">
            <text:p>2,028,579,242,333</text:p>
          </table:table-cell>
          <table:table-cell office:value-type="float" office:value="11510670000000" table:style-name="ce8">
            <text:p>11,510,670,000,000</text:p>
          </table:table-cell>
          <table:table-cell table:number-columns-repeated="16372"/>
        </table:table-row>
        <table:table-row table:style-name="ro6">
          <table:table-cell office:value-type="float" office:value="2002" table:style-name="ce6">
            <text:p>2002</text:p>
          </table:table-cell>
          <table:table-cell table:style-name="ce8"/>
          <table:table-cell office:value-type="float" office:value="512030132310.53998" table:style-name="ce8">
            <text:p>512,030,132,311</text:p>
          </table:table-cell>
          <table:table-cell office:value-type="float" office:value="757941823997.89294" table:style-name="ce8">
            <text:p>757,941,823,998</text:p>
          </table:table-cell>
          <table:table-cell office:value-type="float" office:value="1477500639576.8" table:style-name="ce8">
            <text:p>1,477,500,639,577</text:p>
          </table:table-cell>
          <table:table-cell office:value-type="float" office:value="1500406097899.55" table:style-name="ce8">
            <text:p>1,500,406,097,900</text:p>
          </table:table-cell>
          <table:table-cell office:value-type="float" office:value="2079230657019.03" table:style-name="ce8">
            <text:p>2,079,230,657,019</text:p>
          </table:table-cell>
          <table:table-cell office:value-type="float" office:value="489607970101.03302" table:style-name="ce8">
            <text:p>489,607,970,101</text:p>
          </table:table-cell>
          <table:table-cell office:value-type="float" office:value="4115115650037.8799" table:style-name="ce8">
            <text:p>4,115,115,650,038</text:p>
          </table:table-cell>
          <table:table-cell office:value-type="float" office:value="345488326758.30701" table:style-name="ce8">
            <text:p>345,488,326,758</text:p>
          </table:table-cell>
          <table:table-cell office:value-type="float" office:value="1757510478750.24" table:style-name="ce8">
            <text:p>1,757,510,478,750</text:p>
          </table:table-cell>
          <table:table-cell office:value-type="float" office:value="10977514000000" table:style-name="ce8">
            <text:p>10,977,514,000,000</text:p>
          </table:table-cell>
          <table:table-cell table:number-columns-repeated="16372"/>
        </table:table-row>
        <table:table-row table:style-name="ro6">
          <table:table-cell office:value-type="float" office:value="2001" table:style-name="ce6">
            <text:p>2001</text:p>
          </table:table-cell>
          <table:table-cell table:style-name="ce8"/>
          <table:table-cell office:value-type="float" office:value="560746773511.13" table:style-name="ce8">
            <text:p>560,746,773,511</text:p>
          </table:table-cell>
          <table:table-cell office:value-type="float" office:value="736398400226.41797" table:style-name="ce8">
            <text:p>736,398,400,226</text:p>
          </table:table-cell>
          <table:table-cell office:value-type="float" office:value="1344077341393.6201" table:style-name="ce8">
            <text:p>1,344,077,341,394</text:p>
          </table:table-cell>
          <table:table-cell office:value-type="float" office:value="1382205975785.45" table:style-name="ce8">
            <text:p>1,382,205,975,785</text:p>
          </table:table-cell>
          <table:table-cell office:value-type="float" office:value="1950631314261.1699" table:style-name="ce8">
            <text:p>1,950,631,314,261</text:p>
          </table:table-cell>
          <table:table-cell office:value-type="float" office:value="468297082732.78601" table:style-name="ce8">
            <text:p>468,297,082,733</text:p>
          </table:table-cell>
          <table:table-cell office:value-type="float" office:value="4303542577787.8999" table:style-name="ce8">
            <text:p>4,303,542,577,788</text:p>
          </table:table-cell>
          <table:table-cell office:value-type="float" office:value="306617576444.71198" table:style-name="ce8">
            <text:p>306,617,576,445</text:p>
          </table:table-cell>
          <table:table-cell office:value-type="float" office:value="1613138896286.6499" table:style-name="ce8">
            <text:p>1,613,138,896,287</text:p>
          </table:table-cell>
          <table:table-cell office:value-type="float" office:value="10621824000000" table:style-name="ce8">
            <text:p>10,621,824,000,000</text:p>
          </table:table-cell>
          <table:table-cell table:number-columns-repeated="16372"/>
        </table:table-row>
        <table:table-row table:style-name="ro6">
          <table:table-cell office:value-type="float" office:value="2000" table:style-name="ce6">
            <text:p>2000</text:p>
          </table:table-cell>
          <table:table-cell table:style-name="ce8"/>
          <table:table-cell office:value-type="float" office:value="652360092544.88599" table:style-name="ce8">
            <text:p>652,360,092,545</text:p>
          </table:table-cell>
          <table:table-cell office:value-type="float" office:value="742288450013.80396" table:style-name="ce8">
            <text:p>742,288,450,014</text:p>
          </table:table-cell>
          <table:table-cell office:value-type="float" office:value="1214915134124.98" table:style-name="ce8">
            <text:p>1,214,915,134,125</text:p>
          </table:table-cell>
          <table:table-cell office:value-type="float" office:value="1368437313097.0801" table:style-name="ce8">
            <text:p>1,368,437,313,097</text:p>
          </table:table-cell>
          <table:table-cell office:value-type="float" office:value="1949952436926.1399" table:style-name="ce8">
            <text:p>1,949,952,436,926</text:p>
          </table:table-cell>
          <table:table-cell office:value-type="float" office:value="453578227175.04199" table:style-name="ce8">
            <text:p>453,578,227,175</text:p>
          </table:table-cell>
          <table:table-cell office:value-type="float" office:value="4887519736333.6699" table:style-name="ce8">
            <text:p>4,887,519,736,334</text:p>
          </table:table-cell>
          <table:table-cell office:value-type="float" office:value="259717837449.20801" table:style-name="ce8">
            <text:p>259,717,837,449</text:p>
          </table:table-cell>
          <table:table-cell office:value-type="float" office:value="1635364769636.76" table:style-name="ce8">
            <text:p>1,635,364,769,637</text:p>
          </table:table-cell>
          <table:table-cell office:value-type="float" office:value="10284779000000" table:style-name="ce8">
            <text:p>10,284,779,000,000</text:p>
          </table:table-cell>
          <table:table-cell table:number-columns-repeated="16372"/>
        </table:table-row>
        <table:table-row table:style-name="ro6">
          <table:table-cell office:value-type="float" office:value="1999" table:style-name="ce6">
            <text:p>1999</text:p>
          </table:table-cell>
          <table:table-cell table:style-name="ce8"/>
          <table:table-cell office:value-type="float" office:value="594071386008.25305" table:style-name="ce8">
            <text:p>594,071,386,008</text:p>
          </table:table-cell>
          <table:table-cell office:value-type="float" office:value="676068244714.44495" table:style-name="ce8">
            <text:p>676,068,244,714</text:p>
          </table:table-cell>
          <table:table-cell office:value-type="float" office:value="1097137680065.23" table:style-name="ce8">
            <text:p>1,097,137,680,065</text:p>
          </table:table-cell>
          <table:table-cell office:value-type="float" office:value="1500232345954.1599" table:style-name="ce8">
            <text:p>1,500,232,345,954</text:p>
          </table:table-cell>
          <table:table-cell office:value-type="float" office:value="2199893454158.1001" table:style-name="ce8">
            <text:p>2,199,893,454,158</text:p>
          </table:table-cell>
          <table:table-cell office:value-type="float" office:value="439605378748.177" table:style-name="ce8">
            <text:p>439,605,378,748</text:p>
          </table:table-cell>
          <table:table-cell office:value-type="float" office:value="4562078622080.5703" table:style-name="ce8">
            <text:p>4,562,078,622,081</text:p>
          </table:table-cell>
          <table:table-cell office:value-type="float" office:value="195907925040.76001" table:style-name="ce8">
            <text:p>195,907,925,041</text:p>
          </table:table-cell>
          <table:table-cell office:value-type="float" office:value="1652283294427.3899" table:style-name="ce8">
            <text:p>1,652,283,294,427</text:p>
          </table:table-cell>
          <table:table-cell office:value-type="float" office:value="9660624000000" table:style-name="ce8">
            <text:p>9,660,624,000,000</text:p>
          </table:table-cell>
          <table:table-cell table:number-columns-repeated="16372"/>
        </table:table-row>
        <table:table-row table:style-name="ro6">
          <table:table-cell office:value-type="float" office:value="1998" table:style-name="ce6">
            <text:p>1998</text:p>
          </table:table-cell>
          <table:table-cell table:style-name="ce8"/>
          <table:table-cell office:value-type="float" office:value="853815355293.47595" table:style-name="ce8">
            <text:p>853,815,355,293</text:p>
          </table:table-cell>
          <table:table-cell office:value-type="float" office:value="631829002373.21899" table:style-name="ce8">
            <text:p>631,829,002,373</text:p>
          </table:table-cell>
          <table:table-cell office:value-type="float" office:value="1032573139736.78" table:style-name="ce8">
            <text:p>1,032,573,139,737</text:p>
          </table:table-cell>
          <table:table-cell office:value-type="float" office:value="1510799663891.05" table:style-name="ce8">
            <text:p>1,510,799,663,891</text:p>
          </table:table-cell>
          <table:table-cell office:value-type="float" office:value="2243216151107.1699" table:style-name="ce8">
            <text:p>2,243,216,151,107</text:p>
          </table:table-cell>
          <table:table-cell office:value-type="float" office:value="412355388104.83398" table:style-name="ce8">
            <text:p>412,355,388,105</text:p>
          </table:table-cell>
          <table:table-cell office:value-type="float" office:value="4032509740336.4102" table:style-name="ce8">
            <text:p>4,032,509,740,336</text:p>
          </table:table-cell>
          <table:table-cell office:value-type="float" office:value="270953161617.39999" table:style-name="ce8">
            <text:p>270,953,161,617</text:p>
          </table:table-cell>
          <table:table-cell office:value-type="float" office:value="1623500653949.96" table:style-name="ce8">
            <text:p>1,623,500,653,950</text:p>
          </table:table-cell>
          <table:table-cell office:value-type="float" office:value="9089168000000" table:style-name="ce8">
            <text:p>9,089,168,000,000</text:p>
          </table:table-cell>
          <table:table-cell table:number-columns-repeated="16372"/>
        </table:table-row>
        <table:table-row table:style-name="ro6">
          <table:table-cell office:value-type="float" office:value="1997" table:style-name="ce6">
            <text:p>1997</text:p>
          </table:table-cell>
          <table:table-cell table:style-name="ce8"/>
          <table:table-cell office:value-type="float" office:value="881512355619.94104" table:style-name="ce8">
            <text:p>881,512,355,620</text:p>
          </table:table-cell>
          <table:table-cell office:value-type="float" office:value="652817506650.45703" table:style-name="ce8">
            <text:p>652,817,506,650</text:p>
          </table:table-cell>
          <table:table-cell office:value-type="float" office:value="965338598159.58899" table:style-name="ce8">
            <text:p>965,338,598,160</text:p>
          </table:table-cell>
          <table:table-cell office:value-type="float" office:value="1460712581567.47" table:style-name="ce8">
            <text:p>1,460,712,581,567</text:p>
          </table:table-cell>
          <table:table-cell office:value-type="float" office:value="2218667681134.8301" table:style-name="ce8">
            <text:p>2,218,667,681,135</text:p>
          </table:table-cell>
          <table:table-cell office:value-type="float" office:value="409736207996.66498" table:style-name="ce8">
            <text:p>409,736,207,997</text:p>
          </table:table-cell>
          <table:table-cell office:value-type="float" office:value="4414734211850.0898" table:style-name="ce8">
            <text:p>4,414,734,211,850</text:p>
          </table:table-cell>
          <table:table-cell office:value-type="float" office:value="404940622579.04303" table:style-name="ce8">
            <text:p>404,940,622,579</text:p>
          </table:table-cell>
          <table:table-cell office:value-type="float" office:value="1536999824054.01" table:style-name="ce8">
            <text:p>1,536,999,824,054</text:p>
          </table:table-cell>
          <table:table-cell office:value-type="float" office:value="8608515000000" table:style-name="ce8">
            <text:p>8,608,515,000,000</text:p>
          </table:table-cell>
          <table:table-cell table:number-columns-repeated="16372"/>
        </table:table-row>
        <table:table-row table:style-name="ro6">
          <table:table-cell office:value-type="float" office:value="1996" table:style-name="ce6">
            <text:p>1996</text:p>
          </table:table-cell>
          <table:table-cell table:style-name="ce8"/>
          <table:table-cell office:value-type="float" office:value="849622314042.38403" table:style-name="ce8">
            <text:p>849,622,314,042</text:p>
          </table:table-cell>
          <table:table-cell office:value-type="float" office:value="628560986014.83203" table:style-name="ce8">
            <text:p>628,560,986,015</text:p>
          </table:table-cell>
          <table:table-cell office:value-type="float" office:value="867223747395.26196" table:style-name="ce8">
            <text:p>867,223,747,395</text:p>
          </table:table-cell>
          <table:table-cell office:value-type="float" office:value="1614335710868.24" table:style-name="ce8">
            <text:p>1,614,335,710,868</text:p>
          </table:table-cell>
          <table:table-cell office:value-type="float" office:value="2503734134369" table:style-name="ce8">
            <text:p>2,503,734,134,369</text:p>
          </table:table-cell>
          <table:table-cell office:value-type="float" office:value="377347312096.84698" table:style-name="ce8">
            <text:p>377,347,312,097</text:p>
          </table:table-cell>
          <table:table-cell office:value-type="float" office:value="4833714467769.6396" table:style-name="ce8">
            <text:p>4,833,714,467,770</text:p>
          </table:table-cell>
          <table:table-cell office:value-type="float" office:value="392089525117.20099" table:style-name="ce8">
            <text:p>392,089,525,117</text:p>
          </table:table-cell>
          <table:table-cell office:value-type="float" office:value="1393070442629.6799" table:style-name="ce8">
            <text:p>1,393,070,442,630</text:p>
          </table:table-cell>
          <table:table-cell office:value-type="float" office:value="8100201000000" table:style-name="ce8">
            <text:p>8,100,201,000,000</text:p>
          </table:table-cell>
          <table:table-cell table:number-columns-repeated="16372"/>
        </table:table-row>
        <table:table-row table:style-name="ro6">
          <table:table-cell office:value-type="float" office:value="1995" table:style-name="ce6">
            <text:p>1995</text:p>
          </table:table-cell>
          <table:table-cell table:style-name="ce8"/>
          <table:table-cell office:value-type="float" office:value="778052821653.10596" table:style-name="ce8">
            <text:p>778,052,821,653</text:p>
          </table:table-cell>
          <table:table-cell office:value-type="float" office:value="604013652076.07605" table:style-name="ce8">
            <text:p>604,013,652,076</text:p>
          </table:table-cell>
          <table:table-cell office:value-type="float" office:value="736868994282.40698" table:style-name="ce8">
            <text:p>736,868,994,282</text:p>
          </table:table-cell>
          <table:table-cell office:value-type="float" office:value="1609793640304.26" table:style-name="ce8">
            <text:p>1,609,793,640,304</text:p>
          </table:table-cell>
          <table:table-cell office:value-type="float" office:value="2591446687867.3101" table:style-name="ce8">
            <text:p>2,591,446,687,867</text:p>
          </table:table-cell>
          <table:table-cell office:value-type="float" office:value="358024059997.216" table:style-name="ce8">
            <text:p>358,024,059,997</text:p>
          </table:table-cell>
          <table:table-cell office:value-type="float" office:value="5449117511910.3398" table:style-name="ce8">
            <text:p>5,449,117,511,910</text:p>
          </table:table-cell>
          <table:table-cell office:value-type="float" office:value="399472055510.87" table:style-name="ce8">
            <text:p>399,472,055,511</text:p>
          </table:table-cell>
          <table:table-cell office:value-type="float" office:value="1320322063858.9199" table:style-name="ce8">
            <text:p>1,320,322,063,859</text:p>
          </table:table-cell>
          <table:table-cell office:value-type="float" office:value="7664060000000" table:style-name="ce8">
            <text:p>7,664,060,000,000</text:p>
          </table:table-cell>
          <table:table-cell table:number-columns-repeated="16372"/>
        </table:table-row>
        <table:table-row table:style-name="ro6">
          <table:table-cell office:value-type="float" office:value="1994" table:style-name="ce6">
            <text:p>1994</text:p>
          </table:table-cell>
          <table:table-cell table:style-name="ce8"/>
          <table:table-cell office:value-type="float" office:value="580494364385.62" table:style-name="ce8">
            <text:p>580,494,364,386</text:p>
          </table:table-cell>
          <table:table-cell office:value-type="float" office:value="578123051125.05396" table:style-name="ce8">
            <text:p>578,123,051,125</text:p>
          </table:table-cell>
          <table:table-cell office:value-type="float" office:value="566471257911.24695" table:style-name="ce8">
            <text:p>566,471,257,911</text:p>
          </table:table-cell>
          <table:table-cell office:value-type="float" office:value="1401630042921.1201" table:style-name="ce8">
            <text:p>1,401,630,042,921</text:p>
          </table:table-cell>
          <table:table-cell office:value-type="float" office:value="2205908897277.48" table:style-name="ce8">
            <text:p>2,205,908,897,277</text:p>
          </table:table-cell>
          <table:table-cell office:value-type="float" office:value="315459553754.54498" table:style-name="ce8">
            <text:p>315,459,553,755</text:p>
          </table:table-cell>
          <table:table-cell office:value-type="float" office:value="4907039104408.9102" table:style-name="ce8">
            <text:p>4,907,039,104,409</text:p>
          </table:table-cell>
          <table:table-cell office:value-type="float" office:value="408479582133.24799" table:style-name="ce8">
            <text:p>408,479,582,133</text:p>
          </table:table-cell>
          <table:table-cell office:value-type="float" office:value="1140443311074.5" table:style-name="ce8">
            <text:p>1,140,443,311,075</text:p>
          </table:table-cell>
          <table:table-cell office:value-type="float" office:value="7308700000000" table:style-name="ce8">
            <text:p>7,308,700,000,000</text:p>
          </table:table-cell>
          <table:table-cell table:number-columns-repeated="16372"/>
        </table:table-row>
        <table:table-row table:style-name="ro6">
          <table:table-cell office:value-type="float" office:value="1993" table:style-name="ce6">
            <text:p>1993</text:p>
          </table:table-cell>
          <table:table-cell table:style-name="ce8"/>
          <table:table-cell office:value-type="float" office:value="406935598865.82898" table:style-name="ce8">
            <text:p>406,935,598,866</text:p>
          </table:table-cell>
          <table:table-cell office:value-type="float" office:value="577182319621.15906" table:style-name="ce8">
            <text:p>577,182,319,621</text:p>
          </table:table-cell>
          <table:table-cell office:value-type="float" office:value="623053793921.33801" table:style-name="ce8">
            <text:p>623,053,793,921</text:p>
          </table:table-cell>
          <table:table-cell office:value-type="float" office:value="1330166075946.0601" table:style-name="ce8">
            <text:p>1,330,166,075,946</text:p>
          </table:table-cell>
          <table:table-cell office:value-type="float" office:value="2068483307988.72" table:style-name="ce8">
            <text:p>2,068,483,307,989</text:p>
          </table:table-cell>
          <table:table-cell office:value-type="float" office:value="275358986060.91199" table:style-name="ce8">
            <text:p>275,358,986,061</text:p>
          </table:table-cell>
          <table:table-cell office:value-type="float" office:value="4466565896444.7197" table:style-name="ce8">
            <text:p>4,466,565,896,445</text:p>
          </table:table-cell>
          <table:table-cell office:value-type="float" office:value="458150235783.43298" table:style-name="ce8">
            <text:p>458,150,235,783</text:p>
          </table:table-cell>
          <table:table-cell office:value-type="float" office:value="1061457883633.55" table:style-name="ce8">
            <text:p>1,061,457,883,634</text:p>
          </table:table-cell>
          <table:table-cell office:value-type="float" office:value="6878700000000" table:style-name="ce8">
            <text:p>6,878,700,000,000</text:p>
          </table:table-cell>
          <table:table-cell table:number-columns-repeated="16372"/>
        </table:table-row>
        <table:table-row table:style-name="ro6">
          <table:table-cell office:value-type="float" office:value="1992" table:style-name="ce6">
            <text:p>1992</text:p>
          </table:table-cell>
          <table:table-cell table:style-name="ce8"/>
          <table:table-cell office:value-type="float" office:value="362646104793.29797" table:style-name="ce8">
            <text:p>362,646,104,793</text:p>
          </table:table-cell>
          <table:table-cell office:value-type="float" office:value="592375436927.34094" table:style-name="ce8">
            <text:p>592,375,436,927</text:p>
          </table:table-cell>
          <table:table-cell office:value-type="float" office:value="495670425885.26501" table:style-name="ce8">
            <text:p>495,670,425,885</text:p>
          </table:table-cell>
          <table:table-cell office:value-type="float" office:value="1408660284593.71" table:style-name="ce8">
            <text:p>1,408,660,284,594</text:p>
          </table:table-cell>
          <table:table-cell office:value-type="float" office:value="2123239980533.4099" table:style-name="ce8">
            <text:p>2,123,239,980,533</text:p>
          </table:table-cell>
          <table:table-cell office:value-type="float" office:value="282077544234.62402" table:style-name="ce8">
            <text:p>282,077,544,235</text:p>
          </table:table-cell>
          <table:table-cell office:value-type="float" office:value="3897825203794.77" table:style-name="ce8">
            <text:p>3,897,825,203,795</text:p>
          </table:table-cell>
          <table:table-cell office:value-type="float" office:value="490143097516.09302" table:style-name="ce8">
            <text:p>490,143,097,516</text:p>
          </table:table-cell>
          <table:table-cell office:value-type="float" office:value="1179713014951.8301" table:style-name="ce8">
            <text:p>1,179,713,014,952</text:p>
          </table:table-cell>
          <table:table-cell office:value-type="float" office:value="6539300000000" table:style-name="ce8">
            <text:p>6,539,300,000,000</text:p>
          </table:table-cell>
          <table:table-cell table:number-columns-repeated="16372"/>
        </table:table-row>
        <table:table-row table:style-name="ro6">
          <table:table-cell office:value-type="float" office:value="1991" table:style-name="ce6">
            <text:p>1991</text:p>
          </table:table-cell>
          <table:table-cell table:style-name="ce8"/>
          <table:table-cell office:value-type="float" office:value="378581334817.95203" table:style-name="ce8">
            <text:p>378,581,334,818</text:p>
          </table:table-cell>
          <table:table-cell office:value-type="float" office:value="610319305238.35205" table:style-name="ce8">
            <text:p>610,319,305,238</text:p>
          </table:table-cell>
          <table:table-cell office:value-type="float" office:value="415603460826.19598" table:style-name="ce8">
            <text:p>415,603,460,826</text:p>
          </table:table-cell>
          <table:table-cell office:value-type="float" office:value="1275511193229.49" table:style-name="ce8">
            <text:p>1,275,511,193,229</text:p>
          </table:table-cell>
          <table:table-cell office:value-type="float" office:value="1861851555801.05" table:style-name="ce8">
            <text:p>1,861,851,555,801</text:p>
          </table:table-cell>
          <table:table-cell office:value-type="float" office:value="280881975241.46503" table:style-name="ce8">
            <text:p>280,881,975,241</text:p>
          </table:table-cell>
          <table:table-cell office:value-type="float" office:value="3578140322586.8701" table:style-name="ce8">
            <text:p>3,578,140,322,587</text:p>
          </table:table-cell>
          <table:table-cell office:value-type="float" office:value="560486465209.18994" table:style-name="ce8">
            <text:p>560,486,465,209</text:p>
          </table:table-cell>
          <table:table-cell office:value-type="float" office:value="1142766274398.22" table:style-name="ce8">
            <text:p>1,142,766,274,398</text:p>
          </table:table-cell>
          <table:table-cell office:value-type="float" office:value="6174000000000" table:style-name="ce8">
            <text:p>6,174,000,000,000</text:p>
          </table:table-cell>
          <table:table-cell table:number-columns-repeated="16372"/>
        </table:table-row>
        <table:table-row table:style-name="ro6">
          <table:table-cell office:value-type="float" office:value="1990" table:style-name="ce6">
            <text:p>1990</text:p>
          </table:table-cell>
          <table:table-cell table:style-name="ce8"/>
          <table:table-cell office:value-type="float" office:value="406897012370.06299" table:style-name="ce8">
            <text:p>406,897,012,370</text:p>
          </table:table-cell>
          <table:table-cell office:value-type="float" office:value="593942276788.58398" table:style-name="ce8">
            <text:p>593,942,276,789</text:p>
          </table:table-cell>
          <table:table-cell office:value-type="float" office:value="398623657412.65002" table:style-name="ce8">
            <text:p>398,623,657,413</text:p>
          </table:table-cell>
          <table:table-cell office:value-type="float" office:value="1275259359791.75" table:style-name="ce8">
            <text:p>1,275,259,359,792</text:p>
          </table:table-cell>
          <table:table-cell office:value-type="float" office:value="1764943730856.01" table:style-name="ce8">
            <text:p>1,764,943,730,856</text:p>
          </table:table-cell>
          <table:table-cell office:value-type="float" office:value="316868661672.86499" table:style-name="ce8">
            <text:p>316,868,661,673</text:p>
          </table:table-cell>
          <table:table-cell office:value-type="float" office:value="3139974443542.9702" table:style-name="ce8">
            <text:p>3,139,974,443,543</text:p>
          </table:table-cell>
          <table:table-cell office:value-type="float" office:value="570992968223.00903" table:style-name="ce8">
            <text:p>570,992,968,223</text:p>
          </table:table-cell>
          <table:table-cell office:value-type="float" office:value="1093213710428.01" table:style-name="ce8">
            <text:p>1,093,213,710,428</text:p>
          </table:table-cell>
          <table:table-cell office:value-type="float" office:value="5979600000000" table:style-name="ce8">
            <text:p>5,979,600,000,000</text:p>
          </table:table-cell>
          <table:table-cell table:number-columns-repeated="16372"/>
        </table:table-row>
        <table:table-row table:number-rows-repeated="5" table:style-name="ro6">
          <table:table-cell table:number-columns-repeated="16384" table:style-name="ce1"/>
        </table:table-row>
        <table:table-row table:number-rows-repeated="8" table:style-name="ro6">
          <table:table-cell/>
          <table:table-cell table:number-columns-repeated="16383" table:style-name="ce1"/>
        </table:table-row>
        <table:table-row table:number-rows-repeated="729" table:style-name="ro6">
          <table:table-cell/>
          <table:table-cell table:number-columns-repeated="3" table:style-name="ce8"/>
          <table:table-cell table:number-columns-repeated="16380"/>
        </table:table-row>
        <table:table-row table:number-rows-repeated="1047807" table:style-name="ro4">
          <table:table-cell table:number-columns-repeated="16384"/>
        </table:table-row>
      </table:table>
      <table:table table:name="CO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4">
            <text:p>Year</text:p>
          </table:table-cell>
          <table:table-cell office:value-type="string" table:style-name="ce4">
            <text:p>Brazil</text:p>
          </table:table-cell>
          <table:table-cell office:value-type="string" table:style-name="ce4">
            <text:p>Canada</text:p>
          </table:table-cell>
          <table:table-cell office:value-type="string" table:style-name="ce4">
            <text:p>China</text:p>
          </table:table-cell>
          <table:table-cell office:value-type="string" table:style-name="ce4">
            <text:p>France</text:p>
          </table:table-cell>
          <table:table-cell office:value-type="string" table:style-name="ce4">
            <text:p>Germany</text:p>
          </table:table-cell>
          <table:table-cell office:value-type="string" table:style-name="ce4">
            <text:p>India</text:p>
          </table:table-cell>
          <table:table-cell office:value-type="string" table:style-name="ce4">
            <text:p>Japan</text:p>
          </table:table-cell>
          <table:table-cell office:value-type="string" table:style-name="ce4">
            <text:p>Russian Federation</text:p>
          </table:table-cell>
          <table:table-cell office:value-type="string" table:style-name="ce4">
            <text:p>United Kingdom</text:p>
          </table:table-cell>
          <table:table-cell office:value-type="string" table:style-name="ce4">
            <text:p>United States</text:p>
          </table:table-cell>
          <table:table-cell table:number-columns-repeated="16373"/>
        </table:table-row>
        <table:table-row table:style-name="ro3">
          <table:table-cell office:value-type="float" office:value="2011" table:style-name="ce4">
            <text:p>2011</text:p>
          </table:table-cell>
          <table:table-cell office:value-type="float" office:value="439412.94300000003" table:style-name="ce9">
            <text:p>439,413</text:p>
          </table:table-cell>
          <table:table-cell office:value-type="float" office:value="485463.12900000002" table:style-name="ce9">
            <text:p>485,463</text:p>
          </table:table-cell>
          <table:table-cell office:value-type="float" office:value="9019518.2149999999" table:style-name="ce9">
            <text:p>9,019,518</text:p>
          </table:table-cell>
          <table:table-cell office:value-type="float" office:value="338805.13099999999" table:style-name="ce9">
            <text:p>338,805</text:p>
          </table:table-cell>
          <table:table-cell office:value-type="float" office:value="729457.97499999998" table:style-name="ce9">
            <text:p>729,458</text:p>
          </table:table-cell>
          <table:table-cell office:value-type="float" office:value="2074344.8929999999" table:style-name="ce9">
            <text:p>2,074,345</text:p>
          </table:table-cell>
          <table:table-cell office:value-type="float" office:value="1187656.959" table:style-name="ce9">
            <text:p>1,187,657</text:p>
          </table:table-cell>
          <table:table-cell office:value-type="float" office:value="1808073.0220000001" table:style-name="ce9">
            <text:p>1,808,073</text:p>
          </table:table-cell>
          <table:table-cell office:value-type="float" office:value="448235.745" table:style-name="ce9">
            <text:p>448,236</text:p>
          </table:table-cell>
          <table:table-cell office:value-type="float" office:value="5305569.6140000001" table:style-name="ce9">
            <text:p>5,305,570</text:p>
          </table:table-cell>
          <table:table-cell table:number-columns-repeated="16373"/>
        </table:table-row>
        <table:table-row table:style-name="ro3">
          <table:table-cell office:value-type="float" office:value="2010" table:style-name="ce4">
            <text:p>2010</text:p>
          </table:table-cell>
          <table:table-cell office:value-type="float" office:value="419754.15600000002" table:style-name="ce9">
            <text:p>419,754</text:p>
          </table:table-cell>
          <table:table-cell office:value-type="float" office:value="496104.76299999998" table:style-name="ce9">
            <text:p>496,105</text:p>
          </table:table-cell>
          <table:table-cell office:value-type="float" office:value="8256969.2319999998" table:style-name="ce9">
            <text:p>8,256,969</text:p>
          </table:table-cell>
          <table:table-cell office:value-type="float" office:value="357437.158" table:style-name="ce9">
            <text:p>357,437</text:p>
          </table:table-cell>
          <table:table-cell office:value-type="float" office:value="750697.23899999994" table:style-name="ce9">
            <text:p>750,697</text:p>
          </table:table-cell>
          <table:table-cell office:value-type="float" office:value="1950950.3430000001" table:style-name="ce9">
            <text:p>1,950,950</text:p>
          </table:table-cell>
          <table:table-cell office:value-type="float" office:value="1168918.5889999999" table:style-name="ce9">
            <text:p>1,168,919</text:p>
          </table:table-cell>
          <table:table-cell office:value-type="float" office:value="1742540.0649999999" table:style-name="ce9">
            <text:p>1,742,540</text:p>
          </table:table-cell>
          <table:table-cell office:value-type="float" office:value="492192.07400000002" table:style-name="ce9">
            <text:p>492,192</text:p>
          </table:table-cell>
          <table:table-cell office:value-type="float" office:value="5408869.0039999997" table:style-name="ce9">
            <text:p>5,408,869</text:p>
          </table:table-cell>
          <table:table-cell table:number-columns-repeated="16373"/>
        </table:table-row>
        <table:table-row table:style-name="ro3">
          <table:table-cell office:value-type="float" office:value="2009" table:style-name="ce4">
            <text:p>2009</text:p>
          </table:table-cell>
          <table:table-cell office:value-type="float" office:value="367147.37400000001" table:style-name="ce9">
            <text:p>367,147</text:p>
          </table:table-cell>
          <table:table-cell office:value-type="float" office:value="507424.79200000002" table:style-name="ce9">
            <text:p>507,425</text:p>
          </table:table-cell>
          <table:table-cell office:value-type="float" office:value="7692210.8949999996" table:style-name="ce9">
            <text:p>7,692,211</text:p>
          </table:table-cell>
          <table:table-cell office:value-type="float" office:value="356626.75099999999" table:style-name="ce9">
            <text:p>356,627</text:p>
          </table:table-cell>
          <table:table-cell office:value-type="float" office:value="721064.21200000006" table:style-name="ce9">
            <text:p>721,064</text:p>
          </table:table-cell>
          <table:table-cell office:value-type="float" office:value="1965820.0279999999" table:style-name="ce9">
            <text:p>1,965,820</text:p>
          </table:table-cell>
          <table:table-cell office:value-type="float" office:value="1101027.7509999999" table:style-name="ce9">
            <text:p>1,101,028</text:p>
          </table:table-cell>
          <table:table-cell office:value-type="float" office:value="1574367.7779999999" table:style-name="ce9">
            <text:p>1,574,368</text:p>
          </table:table-cell>
          <table:table-cell office:value-type="float" office:value="473237.35100000002" table:style-name="ce9">
            <text:p>473,237</text:p>
          </table:table-cell>
          <table:table-cell office:value-type="float" office:value="5274132.4230000004" table:style-name="ce9">
            <text:p>5,274,132</text:p>
          </table:table-cell>
          <table:table-cell table:number-columns-repeated="16373"/>
        </table:table-row>
        <table:table-row table:style-name="ro3">
          <table:table-cell office:value-type="float" office:value="2008" table:style-name="ce4">
            <text:p>2008</text:p>
          </table:table-cell>
          <table:table-cell office:value-type="float" office:value="387675.24" table:style-name="ce9">
            <text:p>387,675</text:p>
          </table:table-cell>
          <table:table-cell office:value-type="float" office:value="544105.79299999995" table:style-name="ce9">
            <text:p>544,106</text:p>
          </table:table-cell>
          <table:table-cell office:value-type="float" office:value="7035443.8609999996" table:style-name="ce9">
            <text:p>7,035,444</text:p>
          </table:table-cell>
          <table:table-cell office:value-type="float" office:value="371734.79100000003" table:style-name="ce9">
            <text:p>371,735</text:p>
          </table:table-cell>
          <table:table-cell office:value-type="float" office:value="782152.76500000001" table:style-name="ce9">
            <text:p>782,153</text:p>
          </table:table-cell>
          <table:table-cell office:value-type="float" office:value="1793074.9920000001" table:style-name="ce9">
            <text:p>1,793,075</text:p>
          </table:table-cell>
          <table:table-cell office:value-type="float" office:value="1206732.693" table:style-name="ce9">
            <text:p>1,206,733</text:p>
          </table:table-cell>
          <table:table-cell office:value-type="float" office:value="1715638.953" table:style-name="ce9">
            <text:p>1,715,639</text:p>
          </table:table-cell>
          <table:table-cell office:value-type="float" office:value="521513.40600000002" table:style-name="ce9">
            <text:p>521,513</text:p>
          </table:table-cell>
          <table:table-cell office:value-type="float" office:value="5622464.4199999999" table:style-name="ce9">
            <text:p>5,622,464</text:p>
          </table:table-cell>
          <table:table-cell table:number-columns-repeated="16373"/>
        </table:table-row>
        <table:table-row table:style-name="ro3">
          <table:table-cell office:value-type="float" office:value="2007" table:style-name="ce4">
            <text:p>2007</text:p>
          </table:table-cell>
          <table:table-cell office:value-type="float" office:value="363212.68300000002" table:style-name="ce9">
            <text:p>363,213</text:p>
          </table:table-cell>
          <table:table-cell office:value-type="float" office:value="560801.64399999997" table:style-name="ce9">
            <text:p>560,802</text:p>
          </table:table-cell>
          <table:table-cell office:value-type="float" office:value="6791804.7139999997" table:style-name="ce9">
            <text:p>6,791,805</text:p>
          </table:table-cell>
          <table:table-cell office:value-type="float" office:value="374914.08" table:style-name="ce9">
            <text:p>374,914</text:p>
          </table:table-cell>
          <table:table-cell office:value-type="float" office:value="780627.29299999995" table:style-name="ce9">
            <text:p>780,627</text:p>
          </table:table-cell>
          <table:table-cell office:value-type="float" office:value="1611199.1259999999" table:style-name="ce9">
            <text:p>1,611,199</text:p>
          </table:table-cell>
          <table:table-cell office:value-type="float" office:value="1250758.6950000001" table:style-name="ce9">
            <text:p>1,250,759</text:p>
          </table:table-cell>
          <table:table-cell office:value-type="float" office:value="1667597.5859999999" table:style-name="ce9">
            <text:p>1,667,598</text:p>
          </table:table-cell>
          <table:table-cell office:value-type="float" office:value="528323.02500000002" table:style-name="ce9">
            <text:p>528,323</text:p>
          </table:table-cell>
          <table:table-cell office:value-type="float" office:value="5794923.4299999997" table:style-name="ce9">
            <text:p>5,794,923</text:p>
          </table:table-cell>
          <table:table-cell table:number-columns-repeated="16373"/>
        </table:table-row>
        <table:table-row table:style-name="ro3">
          <table:table-cell office:value-type="float" office:value="2006" table:style-name="ce4">
            <text:p>2006</text:p>
          </table:table-cell>
          <table:table-cell office:value-type="float" office:value="347668.27" table:style-name="ce9">
            <text:p>347,668</text:p>
          </table:table-cell>
          <table:table-cell office:value-type="float" office:value="550233.35" table:style-name="ce9">
            <text:p>550,233</text:p>
          </table:table-cell>
          <table:table-cell office:value-type="float" office:value="6414463.0800000001" table:style-name="ce9">
            <text:p>6,414,463</text:p>
          </table:table-cell>
          <table:table-cell office:value-type="float" office:value="381467.00900000002" table:style-name="ce9">
            <text:p>381,467</text:p>
          </table:table-cell>
          <table:table-cell office:value-type="float" office:value="805845.25199999998" table:style-name="ce9">
            <text:p>805,845</text:p>
          </table:table-cell>
          <table:table-cell office:value-type="float" office:value="1504364.7479999999" table:style-name="ce9">
            <text:p>1,504,365</text:p>
          </table:table-cell>
          <table:table-cell office:value-type="float" office:value="1230898.223" table:style-name="ce9">
            <text:p>1,230,898</text:p>
          </table:table-cell>
          <table:table-cell office:value-type="float" office:value="1669618.1029999999" table:style-name="ce9">
            <text:p>1,669,618</text:p>
          </table:table-cell>
          <table:table-cell office:value-type="float" office:value="541373.87800000003" table:style-name="ce9">
            <text:p>541,374</text:p>
          </table:table-cell>
          <table:table-cell office:value-type="float" office:value="5703871.8200000003" table:style-name="ce9">
            <text:p>5,703,872</text:p>
          </table:table-cell>
          <table:table-cell table:number-columns-repeated="16373"/>
        </table:table-row>
        <table:table-row table:style-name="ro3">
          <table:table-cell office:value-type="float" office:value="2005" table:style-name="ce4">
            <text:p>2005</text:p>
          </table:table-cell>
          <table:table-cell office:value-type="float" office:value="347308.90399999998" table:style-name="ce9">
            <text:p>347,309</text:p>
          </table:table-cell>
          <table:table-cell office:value-type="float" office:value="563071.51699999999" table:style-name="ce9">
            <text:p>563,072</text:p>
          </table:table-cell>
          <table:table-cell office:value-type="float" office:value="5790016.9840000002" table:style-name="ce9">
            <text:p>5,790,017</text:p>
          </table:table-cell>
          <table:table-cell office:value-type="float" office:value="390550.16800000001" table:style-name="ce9">
            <text:p>390,550</text:p>
          </table:table-cell>
          <table:table-cell office:value-type="float" office:value="797279.14" table:style-name="ce9">
            <text:p>797,279</text:p>
          </table:table-cell>
          <table:table-cell office:value-type="float" office:value="1411127.6059999999" table:style-name="ce9">
            <text:p>1,411,128</text:p>
          </table:table-cell>
          <table:table-cell office:value-type="float" office:value="1237623.5009999999" table:style-name="ce9">
            <text:p>1,237,624</text:p>
          </table:table-cell>
          <table:table-cell office:value-type="float" office:value="1615687.534" table:style-name="ce9">
            <text:p>1,615,688</text:p>
          </table:table-cell>
          <table:table-cell office:value-type="float" office:value="542492.31299999997" table:style-name="ce9">
            <text:p>542,492</text:p>
          </table:table-cell>
          <table:table-cell office:value-type="float" office:value="5795161.7850000001" table:style-name="ce9">
            <text:p>5,795,162</text:p>
          </table:table-cell>
          <table:table-cell table:number-columns-repeated="16373"/>
        </table:table-row>
        <table:table-row table:style-name="ro3">
          <table:table-cell office:value-type="float" office:value="2004" table:style-name="ce4">
            <text:p>2004</text:p>
          </table:table-cell>
          <table:table-cell office:value-type="float" office:value="337826.04200000002" table:style-name="ce9">
            <text:p>337,826</text:p>
          </table:table-cell>
          <table:table-cell office:value-type="float" office:value="552349.20900000003" table:style-name="ce9">
            <text:p>552,349</text:p>
          </table:table-cell>
          <table:table-cell office:value-type="float" office:value="5288166.0319999997" table:style-name="ce9">
            <text:p>5,288,166</text:p>
          </table:table-cell>
          <table:table-cell office:value-type="float" office:value="388401.30599999998" table:style-name="ce9">
            <text:p>388,401</text:p>
          </table:table-cell>
          <table:table-cell office:value-type="float" office:value="817711.66399999999" table:style-name="ce9">
            <text:p>817,712</text:p>
          </table:table-cell>
          <table:table-cell office:value-type="float" office:value="1348524.5819999999" table:style-name="ce9">
            <text:p>1,348,525</text:p>
          </table:table-cell>
          <table:table-cell office:value-type="float" office:value="1259328.4739999999" table:style-name="ce9">
            <text:p>1,259,328</text:p>
          </table:table-cell>
          <table:table-cell office:value-type="float" office:value="1602955.71" table:style-name="ce9">
            <text:p>1,602,956</text:p>
          </table:table-cell>
          <table:table-cell office:value-type="float" office:value="539137.00800000003" table:style-name="ce9">
            <text:p>539,137</text:p>
          </table:table-cell>
          <table:table-cell office:value-type="float" office:value="5763456.9029999999" table:style-name="ce9">
            <text:p>5,763,457</text:p>
          </table:table-cell>
          <table:table-cell table:number-columns-repeated="16373"/>
        </table:table-row>
        <table:table-row table:style-name="ro3">
          <table:table-cell office:value-type="float" office:value="2003" table:style-name="ce4">
            <text:p>2003</text:p>
          </table:table-cell>
          <table:table-cell office:value-type="float" office:value="321621.56900000002" table:style-name="ce9">
            <text:p>321,622</text:p>
          </table:table-cell>
          <table:table-cell office:value-type="float" office:value="553185.28500000003" table:style-name="ce9">
            <text:p>553,185</text:p>
          </table:table-cell>
          <table:table-cell office:value-type="float" office:value="4525177.0089999996" table:style-name="ce9">
            <text:p>4,525,177</text:p>
          </table:table-cell>
          <table:table-cell office:value-type="float" office:value="386333.11800000002" table:style-name="ce9">
            <text:p>386,333</text:p>
          </table:table-cell>
          <table:table-cell office:value-type="float" office:value="823391.84699999995" table:style-name="ce9">
            <text:p>823,392</text:p>
          </table:table-cell>
          <table:table-cell office:value-type="float" office:value="1281913.527" table:style-name="ce9">
            <text:p>1,281,914</text:p>
          </table:table-cell>
          <table:table-cell office:value-type="float" office:value="1237344.8089999999" table:style-name="ce9">
            <text:p>1,237,345</text:p>
          </table:table-cell>
          <table:table-cell office:value-type="float" office:value="1604968.8929999999" table:style-name="ce9">
            <text:p>1,604,969</text:p>
          </table:table-cell>
          <table:table-cell office:value-type="float" office:value="538517.28500000003" table:style-name="ce9">
            <text:p>538,517</text:p>
          </table:table-cell>
          <table:table-cell office:value-type="float" office:value="5679222.2460000003" table:style-name="ce9">
            <text:p>5,679,222</text:p>
          </table:table-cell>
          <table:table-cell table:number-columns-repeated="16373"/>
        </table:table-row>
        <table:table-row table:style-name="ro3">
          <table:table-cell office:value-type="float" office:value="2002" table:style-name="ce4">
            <text:p>2002</text:p>
          </table:table-cell>
          <table:table-cell office:value-type="float" office:value="332266.87" table:style-name="ce9">
            <text:p>332,267</text:p>
          </table:table-cell>
          <table:table-cell office:value-type="float" office:value="519335.20799999998" table:style-name="ce9">
            <text:p>519,335</text:p>
          </table:table-cell>
          <table:table-cell office:value-type="float" office:value="3694242.1430000002" table:style-name="ce9">
            <text:p>3,694,242</text:p>
          </table:table-cell>
          <table:table-cell office:value-type="float" office:value="378929.44500000001" table:style-name="ce9">
            <text:p>378,929</text:p>
          </table:table-cell>
          <table:table-cell office:value-type="float" office:value="828771.33600000001" table:style-name="ce9">
            <text:p>828,771</text:p>
          </table:table-cell>
          <table:table-cell office:value-type="float" office:value="1226791.183" table:style-name="ce9">
            <text:p>1,226,791</text:p>
          </table:table-cell>
          <table:table-cell office:value-type="float" office:value="1216725.2679999999" table:style-name="ce9">
            <text:p>1,216,725</text:p>
          </table:table-cell>
          <table:table-cell office:value-type="float" office:value="1557660.926" table:style-name="ce9">
            <text:p>1,557,661</text:p>
          </table:table-cell>
          <table:table-cell office:value-type="float" office:value="527087.24600000004" table:style-name="ce9">
            <text:p>527,087</text:p>
          </table:table-cell>
          <table:table-cell office:value-type="float" office:value="5648727.4740000004" table:style-name="ce9">
            <text:p>5,648,727</text:p>
          </table:table-cell>
          <table:table-cell table:number-columns-repeated="16373"/>
        </table:table-row>
        <table:table-row table:style-name="ro3">
          <table:table-cell office:value-type="float" office:value="2001" table:style-name="ce4">
            <text:p>2001</text:p>
          </table:table-cell>
          <table:table-cell office:value-type="float" office:value="337433.67300000001" table:style-name="ce9">
            <text:p>337,434</text:p>
          </table:table-cell>
          <table:table-cell office:value-type="float" office:value="527926.98899999994" table:style-name="ce9">
            <text:p>527,927</text:p>
          </table:table-cell>
          <table:table-cell office:value-type="float" office:value="3487566.3560000001" table:style-name="ce9">
            <text:p>3,487,566</text:p>
          </table:table-cell>
          <table:table-cell office:value-type="float" office:value="381155.31400000001" table:style-name="ce9">
            <text:p>381,155</text:p>
          </table:table-cell>
          <table:table-cell office:value-type="float" office:value="853662.93200000003" table:style-name="ce9">
            <text:p>853,663</text:p>
          </table:table-cell>
          <table:table-cell office:value-type="float" office:value="1203843.0970000001" table:style-name="ce9">
            <text:p>1,203,843</text:p>
          </table:table-cell>
          <table:table-cell office:value-type="float" office:value="1202181.946" table:style-name="ce9">
            <text:p>1,202,182</text:p>
          </table:table-cell>
          <table:table-cell office:value-type="float" office:value="1558001.9569999999" table:style-name="ce9">
            <text:p>1,558,002</text:p>
          </table:table-cell>
          <table:table-cell office:value-type="float" office:value="545865.95299999998" table:style-name="ce9">
            <text:p>545,866</text:p>
          </table:table-cell>
          <table:table-cell office:value-type="float" office:value="5601404.8389999997" table:style-name="ce9">
            <text:p>5,601,405</text:p>
          </table:table-cell>
          <table:table-cell table:number-columns-repeated="16373"/>
        </table:table-row>
        <table:table-row table:style-name="ro3">
          <table:table-cell office:value-type="float" office:value="2000" table:style-name="ce4">
            <text:p>2000</text:p>
          </table:table-cell>
          <table:table-cell office:value-type="float" office:value="327983.81400000001" table:style-name="ce9">
            <text:p>327,984</text:p>
          </table:table-cell>
          <table:table-cell office:value-type="float" office:value="534483.58499999996" table:style-name="ce9">
            <text:p>534,484</text:p>
          </table:table-cell>
          <table:table-cell office:value-type="float" office:value="3405179.8670000001" table:style-name="ce9">
            <text:p>3,405,180</text:p>
          </table:table-cell>
          <table:table-cell office:value-type="float" office:value="364063.42700000003" table:style-name="ce9">
            <text:p>364,063</text:p>
          </table:table-cell>
          <table:table-cell office:value-type="float" office:value="829977.77899999998" table:style-name="ce9">
            <text:p>829,978</text:p>
          </table:table-cell>
          <table:table-cell office:value-type="float" office:value="1186663.202" table:style-name="ce9">
            <text:p>1,186,663</text:p>
          </table:table-cell>
          <table:table-cell office:value-type="float" office:value="1219453.5160000001" table:style-name="ce9">
            <text:p>1,219,454</text:p>
          </table:table-cell>
          <table:table-cell office:value-type="float" office:value="1558111.9669999999" table:style-name="ce9">
            <text:p>1,558,112</text:p>
          </table:table-cell>
          <table:table-cell office:value-type="float" office:value="541799.25" table:style-name="ce9">
            <text:p>541,799</text:p>
          </table:table-cell>
          <table:table-cell office:value-type="float" office:value="5701829.301" table:style-name="ce9">
            <text:p>5,701,829</text:p>
          </table:table-cell>
          <table:table-cell table:number-columns-repeated="16373"/>
        </table:table-row>
        <table:table-row table:style-name="ro3">
          <table:table-cell office:value-type="float" office:value="1999" table:style-name="ce4">
            <text:p>1999</text:p>
          </table:table-cell>
          <table:table-cell office:value-type="float" office:value="320173.10399999999" table:style-name="ce9">
            <text:p>320,173</text:p>
          </table:table-cell>
          <table:table-cell office:value-type="float" office:value="515462.85600000003" table:style-name="ce9">
            <text:p>515,463</text:p>
          </table:table-cell>
          <table:table-cell office:value-type="float" office:value="3318055.6140000001" table:style-name="ce9">
            <text:p>3,318,056</text:p>
          </table:table-cell>
          <table:table-cell office:value-type="float" office:value="373461.94799999997" table:style-name="ce9">
            <text:p>373,462</text:p>
          </table:table-cell>
          <table:table-cell office:value-type="float" office:value="822460.429" table:style-name="ce9">
            <text:p>822,460</text:p>
          </table:table-cell>
          <table:table-cell office:value-type="float" office:value="1144390.0260000001" table:style-name="ce9">
            <text:p>1,144,390</text:p>
          </table:table-cell>
          <table:table-cell office:value-type="float" office:value="1197873.2209999999" table:style-name="ce9">
            <text:p>1,197,873</text:p>
          </table:table-cell>
          <table:table-cell office:value-type="float" office:value="1533968.439" table:style-name="ce9">
            <text:p>1,533,968</text:p>
          </table:table-cell>
          <table:table-cell office:value-type="float" office:value="530871.59" table:style-name="ce9">
            <text:p>530,872</text:p>
          </table:table-cell>
          <table:table-cell office:value-type="float" office:value="5510430.2359999996" table:style-name="ce9">
            <text:p>5,510,430</text:p>
          </table:table-cell>
          <table:table-cell table:number-columns-repeated="16373"/>
        </table:table-row>
        <table:table-row table:style-name="ro3">
          <table:table-cell office:value-type="float" office:value="1998" table:style-name="ce4">
            <text:p>1998</text:p>
          </table:table-cell>
          <table:table-cell office:value-type="float" office:value="312289.054" table:style-name="ce9">
            <text:p>312,289</text:p>
          </table:table-cell>
          <table:table-cell office:value-type="float" office:value="506456.70400000003" table:style-name="ce9">
            <text:p>506,457</text:p>
          </table:table-cell>
          <table:table-cell office:value-type="float" office:value="3324344.5189999999" table:style-name="ce9">
            <text:p>3,324,345</text:p>
          </table:table-cell>
          <table:table-cell office:value-type="float" office:value="381877.71299999999" table:style-name="ce9">
            <text:p>381,878</text:p>
          </table:table-cell>
          <table:table-cell office:value-type="float" office:value="855364.42" table:style-name="ce9">
            <text:p>855,364</text:p>
          </table:table-cell>
          <table:table-cell office:value-type="float" office:value="1071911.7709999999" table:style-name="ce9">
            <text:p>1,071,912</text:p>
          </table:table-cell>
          <table:table-cell office:value-type="float" office:value="1158779.334" table:style-name="ce9">
            <text:p>1,158,779</text:p>
          </table:table-cell>
          <table:table-cell office:value-type="float" office:value="1498343.534" table:style-name="ce9">
            <text:p>1,498,344</text:p>
          </table:table-cell>
          <table:table-cell office:value-type="float" office:value="531861.68000000005" table:style-name="ce9">
            <text:p>531,862</text:p>
          </table:table-cell>
          <table:table-cell office:value-type="float" office:value="5410918.8569999998" table:style-name="ce9">
            <text:p>5,410,919</text:p>
          </table:table-cell>
          <table:table-cell table:number-columns-repeated="16373"/>
        </table:table-row>
        <table:table-row table:style-name="ro3">
          <table:table-cell office:value-type="float" office:value="1997" table:style-name="ce4">
            <text:p>1997</text:p>
          </table:table-cell>
          <table:table-cell office:value-type="float" office:value="300547.32" table:style-name="ce9">
            <text:p>300,547</text:p>
          </table:table-cell>
          <table:table-cell office:value-type="float" office:value="494601.29300000001" table:style-name="ce9">
            <text:p>494,601</text:p>
          </table:table-cell>
          <table:table-cell office:value-type="float" office:value="3469510.048" table:style-name="ce9">
            <text:p>3,469,510</text:p>
          </table:table-cell>
          <table:table-cell office:value-type="float" office:value="351507.61900000001" table:style-name="ce9">
            <text:p>351,508</text:p>
          </table:table-cell>
          <table:table-cell office:value-type="float" office:value="862276.71499999997" table:style-name="ce9">
            <text:p>862,277</text:p>
          </table:table-cell>
          <table:table-cell office:value-type="float" office:value="1043939.895" table:style-name="ce9">
            <text:p>1,043,940</text:p>
          </table:table-cell>
          <table:table-cell office:value-type="float" office:value="1201378.8729999999" table:style-name="ce9">
            <text:p>1,201,379</text:p>
          </table:table-cell>
          <table:table-cell office:value-type="float" office:value="1528849.307" table:style-name="ce9">
            <text:p>1,528,849</text:p>
          </table:table-cell>
          <table:table-cell office:value-type="float" office:value="527021.24" table:style-name="ce9">
            <text:p>527,021</text:p>
          </table:table-cell>
          <table:table-cell office:value-type="float" office:value="5375235.2800000003" table:style-name="ce9">
            <text:p>5,375,235</text:p>
          </table:table-cell>
          <table:table-cell table:number-columns-repeated="16373"/>
        </table:table-row>
        <table:table-row table:style-name="ro3">
          <table:table-cell office:value-type="float" office:value="1996" table:style-name="ce4">
            <text:p>1996</text:p>
          </table:table-cell>
          <table:table-cell office:value-type="float" office:value="284782.88699999999" table:style-name="ce9">
            <text:p>284,783</text:p>
          </table:table-cell>
          <table:table-cell office:value-type="float" office:value="479463.91700000002" table:style-name="ce9">
            <text:p>479,464</text:p>
          </table:table-cell>
          <table:table-cell office:value-type="float" office:value="3463089.1310000001" table:style-name="ce9">
            <text:p>3,463,089</text:p>
          </table:table-cell>
          <table:table-cell office:value-type="float" office:value="375280.78" table:style-name="ce9">
            <text:p>375,281</text:p>
          </table:table-cell>
          <table:table-cell office:value-type="float" office:value="889614.2" table:style-name="ce9">
            <text:p>889,614</text:p>
          </table:table-cell>
          <table:table-cell office:value-type="float" office:value="1002224.103" table:style-name="ce9">
            <text:p>1,002,224</text:p>
          </table:table-cell>
          <table:table-cell office:value-type="float" office:value="1205408.906" table:style-name="ce9">
            <text:p>1,205,409</text:p>
          </table:table-cell>
          <table:table-cell office:value-type="float" office:value="1615804.878" table:style-name="ce9">
            <text:p>1,615,805</text:p>
          </table:table-cell>
          <table:table-cell office:value-type="float" office:value="551124.43099999998" table:style-name="ce9">
            <text:p>551,124</text:p>
          </table:table-cell>
          <table:table-cell office:value-type="float" office:value="5260696.5350000001" table:style-name="ce9">
            <text:p>5,260,697</text:p>
          </table:table-cell>
          <table:table-cell table:number-columns-repeated="16373"/>
        </table:table-row>
        <table:table-row table:style-name="ro3">
          <table:table-cell office:value-type="float" office:value="1995" table:style-name="ce4">
            <text:p>1995</text:p>
          </table:table-cell>
          <table:table-cell office:value-type="float" office:value="258347.484" table:style-name="ce9">
            <text:p>258,347</text:p>
          </table:table-cell>
          <table:table-cell office:value-type="float" office:value="467527.83199999999" table:style-name="ce9">
            <text:p>467,528</text:p>
          </table:table-cell>
          <table:table-cell office:value-type="float" office:value="3320285.15" table:style-name="ce9">
            <text:p>3,320,285</text:p>
          </table:table-cell>
          <table:table-cell office:value-type="float" office:value="349116.73499999999" table:style-name="ce9">
            <text:p>349,117</text:p>
          </table:table-cell>
          <table:table-cell office:value-type="float" office:value="864110.21499999997" table:style-name="ce9">
            <text:p>864,110</text:p>
          </table:table-cell>
          <table:table-cell office:value-type="float" office:value="920046.63300000003" table:style-name="ce9">
            <text:p>920,047</text:p>
          </table:table-cell>
          <table:table-cell office:value-type="float" office:value="1183755.2709999999" table:style-name="ce9">
            <text:p>1,183,755</text:p>
          </table:table-cell>
          <table:table-cell office:value-type="float" office:value="1634312.227" table:style-name="ce9">
            <text:p>1,634,312</text:p>
          </table:table-cell>
          <table:table-cell office:value-type="float" office:value="537970.902" table:style-name="ce9">
            <text:p>537,971</text:p>
          </table:table-cell>
          <table:table-cell office:value-type="float" office:value="5138009.716" table:style-name="ce9">
            <text:p>5,138,010</text:p>
          </table:table-cell>
          <table:table-cell table:number-columns-repeated="16373"/>
        </table:table-row>
        <table:table-row table:style-name="ro3">
          <table:table-cell office:value-type="float" office:value="1994" table:style-name="ce4">
            <text:p>1994</text:p>
          </table:table-cell>
          <table:table-cell office:value-type="float" office:value="242154.01199999999" table:style-name="ce9">
            <text:p>242,154</text:p>
          </table:table-cell>
          <table:table-cell office:value-type="float" office:value="456955.87099999998" table:style-name="ce9">
            <text:p>456,956</text:p>
          </table:table-cell>
          <table:table-cell office:value-type="float" office:value="3058241.33" table:style-name="ce9">
            <text:p>3,058,241</text:p>
          </table:table-cell>
          <table:table-cell office:value-type="float" office:value="338093.73300000001" table:style-name="ce9">
            <text:p>338,094</text:p>
          </table:table-cell>
          <table:table-cell office:value-type="float" office:value="865558.68" table:style-name="ce9">
            <text:p>865,559</text:p>
          </table:table-cell>
          <table:table-cell office:value-type="float" office:value="864931.62300000002" table:style-name="ce9">
            <text:p>864,932</text:p>
          </table:table-cell>
          <table:table-cell office:value-type="float" office:value="1173883.7069999999" table:style-name="ce9">
            <text:p>1,173,884</text:p>
          </table:table-cell>
          <table:table-cell office:value-type="float" office:value="1701132.301" table:style-name="ce9">
            <text:p>1,701,132</text:p>
          </table:table-cell>
          <table:table-cell office:value-type="float" office:value="546606.68700000003" table:style-name="ce9">
            <text:p>546,607</text:p>
          </table:table-cell>
          <table:table-cell office:value-type="float" office:value="5098475.7889999999" table:style-name="ce9">
            <text:p>5,098,476</text:p>
          </table:table-cell>
          <table:table-cell table:number-columns-repeated="16373"/>
        </table:table-row>
        <table:table-row table:style-name="ro3">
          <table:table-cell office:value-type="float" office:value="1993" table:style-name="ce4">
            <text:p>1993</text:p>
          </table:table-cell>
          <table:table-cell office:value-type="float" office:value="230738.641" table:style-name="ce9">
            <text:p>230,739</text:p>
          </table:table-cell>
          <table:table-cell office:value-type="float" office:value="445665.17800000001" table:style-name="ce9">
            <text:p>445,665</text:p>
          </table:table-cell>
          <table:table-cell office:value-type="float" office:value="2878694.0090000001" table:style-name="ce9">
            <text:p>2,878,694</text:p>
          </table:table-cell>
          <table:table-cell office:value-type="float" office:value="359861.04499999998" table:style-name="ce9">
            <text:p>359,861</text:p>
          </table:table-cell>
          <table:table-cell office:value-type="float" office:value="877645.11199999996" table:style-name="ce9">
            <text:p>877,645</text:p>
          </table:table-cell>
          <table:table-cell office:value-type="float" office:value="814297.68700000003" table:style-name="ce9">
            <text:p>814,298</text:p>
          </table:table-cell>
          <table:table-cell office:value-type="float" office:value="1108248.074" table:style-name="ce9">
            <text:p>1,108,248</text:p>
          </table:table-cell>
          <table:table-cell office:value-type="float" office:value="1941203.4569999999" table:style-name="ce9">
            <text:p>1,941,203</text:p>
          </table:table-cell>
          <table:table-cell office:value-type="float" office:value="545561.59199999995" table:style-name="ce9">
            <text:p>545,562</text:p>
          </table:table-cell>
          <table:table-cell office:value-type="float" office:value="5032931.8310000002" table:style-name="ce9">
            <text:p>5,032,932</text:p>
          </table:table-cell>
          <table:table-cell table:number-columns-repeated="16373"/>
        </table:table-row>
        <table:table-row table:style-name="ro3">
          <table:table-cell office:value-type="float" office:value="1992" table:style-name="ce4">
            <text:p>1992</text:p>
          </table:table-cell>
          <table:table-cell office:value-type="float" office:value="220705.72899999999" table:style-name="ce9">
            <text:p>220,706</text:p>
          </table:table-cell>
          <table:table-cell office:value-type="float" office:value="440608.38500000001" table:style-name="ce9">
            <text:p>440,608</text:p>
          </table:table-cell>
          <table:table-cell office:value-type="float" office:value="2695982.0669999998" table:style-name="ce9">
            <text:p>2,695,982</text:p>
          </table:table-cell>
          <table:table-cell office:value-type="float" office:value="365819.92" table:style-name="ce9">
            <text:p>365,820</text:p>
          </table:table-cell>
          <table:table-cell office:value-type="float" office:value="891975.74800000002" table:style-name="ce9">
            <text:p>891,976</text:p>
          </table:table-cell>
          <table:table-cell office:value-type="float" office:value="783634.23300000001" table:style-name="ce9">
            <text:p>783,634</text:p>
          </table:table-cell>
          <table:table-cell office:value-type="float" office:value="1123000.415" table:style-name="ce9">
            <text:p>1,123,000</text:p>
          </table:table-cell>
          <table:table-cell office:value-type="float" office:value="2081840.2409999999" table:style-name="ce9">
            <text:p>2,081,840</text:p>
          </table:table-cell>
          <table:table-cell office:value-type="float" office:value="556192.22499999998" table:style-name="ce9">
            <text:p>556,192</text:p>
          </table:table-cell>
          <table:table-cell office:value-type="float" office:value="4911103.09" table:style-name="ce9">
            <text:p>4,911,103</text:p>
          </table:table-cell>
          <table:table-cell table:number-columns-repeated="16373"/>
        </table:table-row>
        <table:table-row table:style-name="ro3">
          <table:table-cell office:value-type="float" office:value="1991" table:style-name="ce4">
            <text:p>1991</text:p>
          </table:table-cell>
          <table:table-cell office:value-type="float" office:value="219330.60399999999" table:style-name="ce9">
            <text:p>219,331</text:p>
          </table:table-cell>
          <table:table-cell office:value-type="float" office:value="426780.12800000003" table:style-name="ce9">
            <text:p>426,780</text:p>
          </table:table-cell>
          <table:table-cell office:value-type="float" office:value="2584538.27" table:style-name="ce9">
            <text:p>2,584,538</text:p>
          </table:table-cell>
          <table:table-cell office:value-type="float" office:value="390627.17499999999" table:style-name="ce9">
            <text:p>390,627</text:p>
          </table:table-cell>
          <table:table-cell office:value-type="float" office:value="929973.20200000005" table:style-name="ce9">
            <text:p>929,973</text:p>
          </table:table-cell>
          <table:table-cell office:value-type="float" office:value="737851.73800000001" table:style-name="ce9">
            <text:p>737,852</text:p>
          </table:table-cell>
          <table:table-cell office:value-type="float" office:value="1099883.6470000001" table:style-name="ce9">
            <text:p>1,099,884</text:p>
          </table:table-cell>
          <table:table-cell table:style-name="ce10"/>
          <table:table-cell office:value-type="float" office:value="566804.52300000004" table:style-name="ce9">
            <text:p>566,805</text:p>
          </table:table-cell>
          <table:table-cell office:value-type="float" office:value="4822383.6919999998" table:style-name="ce9">
            <text:p>4,822,384</text:p>
          </table:table-cell>
          <table:table-cell table:number-columns-repeated="16373"/>
        </table:table-row>
        <table:table-row table:style-name="ro3">
          <table:table-cell office:value-type="float" office:value="1990" table:style-name="ce4">
            <text:p>1990</text:p>
          </table:table-cell>
          <table:table-cell office:value-type="float" office:value="208886.98800000001" table:style-name="ce9">
            <text:p>208,887</text:p>
          </table:table-cell>
          <table:table-cell office:value-type="float" office:value="435181.22499999998" table:style-name="ce9">
            <text:p>435,181</text:p>
          </table:table-cell>
          <table:table-cell office:value-type="float" office:value="2460744.017" table:style-name="ce9">
            <text:p>2,460,744</text:p>
          </table:table-cell>
          <table:table-cell office:value-type="float" office:value="375632.81199999998" table:style-name="ce9">
            <text:p>375,633</text:p>
          </table:table-cell>
          <table:table-cell table:style-name="ce10"/>
          <table:table-cell office:value-type="float" office:value="690576.77399999998" table:style-name="ce9">
            <text:p>690,577</text:p>
          </table:table-cell>
          <table:table-cell office:value-type="float" office:value="1094287.8049999999" table:style-name="ce9">
            <text:p>1,094,288</text:p>
          </table:table-cell>
          <table:table-cell table:style-name="ce10"/>
          <table:table-cell office:value-type="float" office:value="555902.53200000001" table:style-name="ce9">
            <text:p>555,903</text:p>
          </table:table-cell>
          <table:table-cell office:value-type="float" office:value="4823557.1320000002" table:style-name="ce9">
            <text:p>4,823,557</text:p>
          </table:table-cell>
          <table:table-cell table:number-columns-repeated="16373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dc:creator>Clark</dc:creator>
    <dc:date>2017-09-12T06:54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95in" svg:stroke-color="#dc3912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100%" draw:stroke-linejoin="round" svg:stroke-linecap="butt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95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95in" svg:stroke-color="#10961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2795in" svg:stroke-color="#990099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2795in" svg:stroke-color="#0099c6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2795in" svg:stroke-color="#dd4477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2795in" svg:stroke-color="#66aa0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2795in" svg:stroke-color="#b82e2e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2795in" svg:stroke-color="#316395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2795in" svg:stroke-color="#994499" svg:stroke-opacity="100%" draw:stroke-linejoin="round" svg:stroke-linecap="round"/>
    </style:style>
  </office:automatic-styles>
  <office:body>
    <office:chart>
      <chart:chart chart:class="chart:line" svg:height="446.97pt" svg:width="785.95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GDP - Trillion USD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Year</text:p>
            </chart:title>
            <chart:categories table:cell-range-address="GDP.$A$2:.$A$27"/>
          </chart:axis>
          <chart:series chart:label-cell-address="GDP.$C$1" chart:values-cell-range-address="GDP.$C$2:.$C$27" chart:class="chart:line" chart:attached-axis="primary-y" chart:style-name="G0S1">
            <chart:data-point chart:repeated="26"/>
          </chart:series>
          <chart:series chart:label-cell-address="GDP.$D$1" chart:values-cell-range-address="GDP.$D$2:.$D$27" chart:class="chart:line" chart:attached-axis="primary-y" chart:style-name="G0S2">
            <chart:data-point chart:repeated="26"/>
          </chart:series>
          <chart:series chart:label-cell-address="GDP.$E$1" chart:values-cell-range-address="GDP.$E$2:.$E$27" chart:class="chart:line" chart:attached-axis="primary-y" chart:style-name="G0S3">
            <chart:data-point chart:repeated="26"/>
          </chart:series>
          <chart:series chart:label-cell-address="GDP.$F$1" chart:values-cell-range-address="GDP.$F$2:.$F$27" chart:class="chart:line" chart:attached-axis="primary-y" chart:style-name="G0S4">
            <chart:data-point chart:repeated="26"/>
          </chart:series>
          <chart:series chart:label-cell-address="GDP.$G$1" chart:values-cell-range-address="GDP.$G$2:.$G$27" chart:class="chart:line" chart:attached-axis="primary-y" chart:style-name="G0S5">
            <chart:data-point chart:repeated="26"/>
          </chart:series>
          <chart:series chart:label-cell-address="GDP.$H$1" chart:values-cell-range-address="GDP.$H$2:.$H$27" chart:class="chart:line" chart:attached-axis="primary-y" chart:style-name="G0S6">
            <chart:data-point chart:repeated="26"/>
          </chart:series>
          <chart:series chart:label-cell-address="GDP.$I$1" chart:values-cell-range-address="GDP.$I$2:.$I$27" chart:class="chart:line" chart:attached-axis="primary-y" chart:style-name="G0S7">
            <chart:data-point chart:repeated="26"/>
          </chart:series>
          <chart:series chart:label-cell-address="GDP.$J$1" chart:values-cell-range-address="GDP.$J$2:.$J$27" chart:class="chart:line" chart:attached-axis="primary-y" chart:style-name="G0S8">
            <chart:data-point chart:repeated="26"/>
          </chart:series>
          <chart:series chart:label-cell-address="GDP.$K$1" chart:values-cell-range-address="GDP.$K$2:.$K$27" chart:class="chart:line" chart:attached-axis="primary-y" chart:style-name="G0S9">
            <chart:data-point chart:repeated="26"/>
          </chart:series>
          <chart:series chart:label-cell-address="GDP.$L$1" chart:values-cell-range-address="GDP.$L$2:.$L$27" chart:class="chart:line" chart:attached-axis="primary-y" chart:style-name="G0S10"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false" chart:visible="true" chart:logarithmic="false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true"/>
      <style:graphic-properties draw:fill="solid" draw:fill-color="#994499" draw:opacity="80%" draw:stroke="solid" svg:stroke-width="0.02795in" svg:stroke-color="#994499" svg:stroke-opacity="100%"/>
    </style:style>
    <style:style style:family="chart" style:name="GMi0">
      <style:graphic-properties draw:fill="none" draw:stroke="solid" svg:stroke-width="0.00694in" svg:stroke-color="#cccccc" svg:stroke-opacity="100%" draw:stroke-linejoin="round" svg:stroke-linecap="butt"/>
    </style:style>
    <style:style style:family="chart" style:name="G0S1">
      <style:chart-properties chart:symbol-type="none" chart:connect-bars="false" chart:solid-type="cuboid" chart:stacked="false" chart:percentage="true"/>
      <style:graphic-properties draw:fill="solid" draw:fill-color="#316395" draw:opacity="80%" draw:stroke="solid" svg:stroke-width="0.02795in" svg:stroke-color="#316395" svg:stroke-opacity="100%"/>
    </style:style>
    <style:style style:family="chart" style:name="G0S2">
      <style:chart-properties chart:symbol-type="none" chart:connect-bars="false" chart:solid-type="cuboid" chart:stacked="false" chart:percentage="true"/>
      <style:graphic-properties draw:fill="solid" draw:fill-color="#b82e2e" draw:opacity="80%" draw:stroke="solid" svg:stroke-width="0.02795in" svg:stroke-color="#b82e2e" svg:stroke-opacity="100%"/>
    </style:style>
    <style:style style:family="chart" style:name="G0S3">
      <style:chart-properties chart:symbol-type="none" chart:connect-bars="false" chart:solid-type="cuboid" chart:stacked="false" chart:percentage="true"/>
      <style:graphic-properties draw:fill="solid" draw:fill-color="#66aa00" draw:opacity="80%" draw:stroke="solid" svg:stroke-width="0.02795in" svg:stroke-color="#66aa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tru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true"/>
      <style:graphic-properties draw:fill="solid" draw:fill-color="#dd4477" draw:opacity="80%" draw:stroke="solid" svg:stroke-width="0.02795in" svg:stroke-color="#dd4477" svg:stroke-opacity="100%"/>
    </style:style>
    <style:style style:family="chart" style:name="G0S5">
      <style:chart-properties chart:symbol-type="none" chart:connect-bars="false" chart:solid-type="cuboid" chart:stacked="false" chart:percentage="true"/>
      <style:graphic-properties draw:fill="solid" draw:fill-color="#0099c6" draw:opacity="80%" draw:stroke="solid" svg:stroke-width="0.02795in" svg:stroke-color="#0099c6" svg:stroke-opacity="100%"/>
    </style:style>
    <style:style style:family="chart" style:name="G0S6">
      <style:chart-properties chart:symbol-type="none" chart:connect-bars="false" chart:solid-type="cuboid" chart:stacked="false" chart:percentage="true"/>
      <style:graphic-properties draw:fill="solid" draw:fill-color="#990099" draw:opacity="80%" draw:stroke="solid" svg:stroke-width="0.02795in" svg:stroke-color="#990099" svg:stroke-opacity="100%"/>
    </style:style>
    <style:style style:family="chart" style:name="G0S7">
      <style:chart-properties chart:symbol-type="none" chart:connect-bars="false" chart:solid-type="cuboid" chart:stacked="false" chart:percentage="true"/>
      <style:graphic-properties draw:fill="solid" draw:fill-color="#109618" draw:opacity="80%" draw:stroke="solid" svg:stroke-width="0.02795in" svg:stroke-color="#109618" svg:stroke-opacity="100%"/>
    </style:style>
    <style:style style:family="chart" style:name="G0S8">
      <style:chart-properties chart:symbol-type="none" chart:connect-bars="false" chart:solid-type="cuboid" chart:stacked="false" chart:percentage="true"/>
      <style:graphic-properties draw:fill="solid" draw:fill-color="#ff9900" draw:opacity="80%" draw:stroke="solid" svg:stroke-width="0.02795in" svg:stroke-color="#ff9900" svg:stroke-opacity="100%"/>
    </style:style>
    <style:style style:family="chart" style:name="G0S9">
      <style:chart-properties chart:symbol-type="none" chart:connect-bars="false" chart:solid-type="cuboid" chart:stacked="false" chart:percentage="true"/>
      <style:graphic-properties draw:fill="solid" draw:fill-color="#dc3912" draw:opacity="80%" draw:stroke="solid" svg:stroke-width="0.02795in" svg:stroke-color="#dc3912" svg:stroke-opacity="100%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</office:automatic-styles>
  <office:body>
    <office:chart>
      <chart:chart chart:class="chart:area" svg:height="434.24pt" svg:width="785.95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GDP Percentage Rate in Selected Countrie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Year</text:p>
            </chart:title>
            <chart:categories table:cell-range-address="GDP.$A$2:.$A$27"/>
          </chart:axis>
          <chart:series chart:label-cell-address="GDP.$L$1" chart:values-cell-range-address="GDP.$L$2:.$L$27" chart:class="chart:area" chart:attached-axis="primary-y" chart:style-name="G0S0">
            <chart:data-point chart:repeated="26"/>
          </chart:series>
          <chart:series chart:label-cell-address="GDP.$K$1" chart:values-cell-range-address="GDP.$K$2:.$K$27" chart:class="chart:area" chart:attached-axis="primary-y" chart:style-name="G0S1">
            <chart:data-point chart:repeated="26"/>
          </chart:series>
          <chart:series chart:label-cell-address="GDP.$J$1" chart:values-cell-range-address="GDP.$J$2:.$J$27" chart:class="chart:area" chart:attached-axis="primary-y" chart:style-name="G0S2">
            <chart:data-point chart:repeated="26"/>
          </chart:series>
          <chart:series chart:label-cell-address="GDP.$I$1" chart:values-cell-range-address="GDP.$I$2:.$I$27" chart:class="chart:area" chart:attached-axis="primary-y" chart:style-name="G0S3">
            <chart:data-point chart:repeated="26"/>
          </chart:series>
          <chart:series chart:label-cell-address="GDP.$H$1" chart:values-cell-range-address="GDP.$H$2:.$H$27" chart:class="chart:area" chart:attached-axis="primary-y" chart:style-name="G0S4">
            <chart:data-point chart:repeated="26"/>
          </chart:series>
          <chart:series chart:label-cell-address="GDP.$G$1" chart:values-cell-range-address="GDP.$G$2:.$G$27" chart:class="chart:area" chart:attached-axis="primary-y" chart:style-name="G0S5">
            <chart:data-point chart:repeated="26"/>
          </chart:series>
          <chart:series chart:label-cell-address="GDP.$F$1" chart:values-cell-range-address="GDP.$F$2:.$F$27" chart:class="chart:area" chart:attached-axis="primary-y" chart:style-name="G0S6">
            <chart:data-point chart:repeated="26"/>
          </chart:series>
          <chart:series chart:label-cell-address="GDP.$E$1" chart:values-cell-range-address="GDP.$E$2:.$E$27" chart:class="chart:area" chart:attached-axis="primary-y" chart:style-name="G0S7">
            <chart:data-point chart:repeated="26"/>
          </chart:series>
          <chart:series chart:label-cell-address="GDP.$D$1" chart:values-cell-range-address="GDP.$D$2:.$D$27" chart:class="chart:area" chart:attached-axis="primary-y" chart:style-name="G0S8">
            <chart:data-point chart:repeated="26"/>
          </chart:series>
          <chart:series chart:label-cell-address="GDP.$C$1" chart:values-cell-range-address="GDP.$C$2:.$C$27" chart:class="chart:area" chart:attached-axis="primary-y" chart:style-name="G0S9">
            <chart:data-point chart:repeated="2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3366cc" draw:opacity="100%" draw:stroke="none"/>
    </style:style>
    <style:style style:family="chart" style:name="GMi0">
      <style:graphic-properties draw:fill="none" draw:stroke="solid" svg:stroke-width="0.00694in" svg:stroke-color="#cccccc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dc3912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990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109618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990099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0099c6" draw:opacity="100%" draw:stroke="none"/>
    </style:style>
    <style:style style:family="chart" style:name="G0S6">
      <style:chart-properties chart:symbol-type="none" chart:vertical="false" chart:connect-bars="false" chart:solid-type="cuboid" chart:stacked="true" chart:percentage="false"/>
      <style:graphic-properties draw:fill="solid" draw:fill-color="#dd4477" draw:opacity="100%" draw:stroke="none"/>
    </style:style>
    <style:style style:family="chart" style:name="G0S7">
      <style:chart-properties chart:symbol-type="none" chart:vertical="false" chart:connect-bars="false" chart:solid-type="cuboid" chart:stacked="true" chart:percentage="false"/>
      <style:graphic-properties draw:fill="solid" draw:fill-color="#66aa00" draw:opacity="100%" draw:stroke="none"/>
    </style:style>
    <style:style style:family="chart" style:name="G0S8">
      <style:chart-properties chart:symbol-type="none" chart:vertical="false" chart:connect-bars="false" chart:solid-type="cuboid" chart:stacked="true" chart:percentage="false"/>
      <style:graphic-properties draw:fill="solid" draw:fill-color="#b82e2e" draw:opacity="100%" draw:stroke="none"/>
    </style:style>
    <style:style style:family="chart" style:name="G0S9">
      <style:chart-properties chart:symbol-type="none" chart:vertical="false" chart:connect-bars="false" chart:solid-type="cuboid" chart:stacked="true" chart:percentage="false"/>
      <style:graphic-properties draw:fill="solid" draw:fill-color="#316395" draw:opacity="100%" draw:stroke="non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449.2299212598425pt" svg:width="785.95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O2 emissions, Billion metric tons of CO2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Year</text:p>
            </chart:title>
            <chart:categories table:cell-range-address="CO2.$A$2:.$A$21"/>
          </chart:axis>
          <chart:series chart:label-cell-address="CO2.$B$1" chart:values-cell-range-address="CO2.$B$2:.$B$21" chart:class="chart:bar" chart:attached-axis="primary-y" chart:style-name="G0S0">
            <chart:data-point chart:repeated="20"/>
          </chart:series>
          <chart:series chart:label-cell-address="CO2.$C$1" chart:values-cell-range-address="CO2.$C$2:.$C$21" chart:class="chart:bar" chart:attached-axis="primary-y" chart:style-name="G0S1">
            <chart:data-point chart:repeated="20"/>
          </chart:series>
          <chart:series chart:label-cell-address="CO2.$D$1" chart:values-cell-range-address="CO2.$D$2:.$D$21" chart:class="chart:bar" chart:attached-axis="primary-y" chart:style-name="G0S2">
            <chart:data-point chart:repeated="20"/>
          </chart:series>
          <chart:series chart:label-cell-address="CO2.$E$1" chart:values-cell-range-address="CO2.$E$2:.$E$21" chart:class="chart:bar" chart:attached-axis="primary-y" chart:style-name="G0S3">
            <chart:data-point chart:repeated="20"/>
          </chart:series>
          <chart:series chart:label-cell-address="CO2.$F$1" chart:values-cell-range-address="CO2.$F$2:.$F$21" chart:class="chart:bar" chart:attached-axis="primary-y" chart:style-name="G0S4">
            <chart:data-point chart:repeated="20"/>
          </chart:series>
          <chart:series chart:label-cell-address="CO2.$G$1" chart:values-cell-range-address="CO2.$G$2:.$G$21" chart:class="chart:bar" chart:attached-axis="primary-y" chart:style-name="G0S5">
            <chart:data-point chart:repeated="20"/>
          </chart:series>
          <chart:series chart:label-cell-address="CO2.$H$1" chart:values-cell-range-address="CO2.$H$2:.$H$21" chart:class="chart:bar" chart:attached-axis="primary-y" chart:style-name="G0S6">
            <chart:data-point chart:repeated="20"/>
          </chart:series>
          <chart:series chart:label-cell-address="CO2.$I$1" chart:values-cell-range-address="CO2.$I$2:.$I$21" chart:class="chart:bar" chart:attached-axis="primary-y" chart:style-name="G0S7">
            <chart:data-point chart:repeated="20"/>
          </chart:series>
          <chart:series chart:label-cell-address="CO2.$J$1" chart:values-cell-range-address="CO2.$J$2:.$J$21" chart:class="chart:bar" chart:attached-axis="primary-y" chart:style-name="G0S8">
            <chart:data-point chart:repeated="20"/>
          </chart:series>
          <chart:series chart:label-cell-address="CO2.$K$1" chart:values-cell-range-address="CO2.$K$2:.$K$21" chart:class="chart:bar" chart:attached-axis="primary-y" chart:style-name="G0S9"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